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14.15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ber of obstacles</text:p>
          </table:table-cell>
          <table:table-cell office:value-type="string" calcext:value-type="string">
            <text:p>vol obs</text:p>
          </table:table-cell>
          <table:table-cell office:value-type="string" calcext:value-type="string">
            <text:p>world vol</text:p>
          </table:table-cell>
          <table:table-cell office:value-type="string" calcext:value-type="string">
            <text:p>sample nod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waypoints</text:p>
          </table:table-cell>
          <table:table-cell office:value-type="string" calcext:value-type="string">
            <text:p>read input and obstacle</text:p>
          </table:table-cell>
          <table:table-cell office:value-type="string" calcext:value-type="string">
            <text:p>sample gen time</text:p>
          </table:table-cell>
          <table:table-cell office:value-type="string" calcext:value-type="string">
            <text:p>Knn-ann</text:p>
          </table:table-cell>
          <table:table-cell office:value-type="string" calcext:value-type="string">
            <text:p>Knn-ann std_dev</text:p>
          </table:table-cell>
          <table:table-cell office:value-type="string" calcext:value-type="string">
            <text:p>path find ann</text:p>
          </table:table-cell>
          <table:table-cell office:value-type="string" calcext:value-type="string">
            <text:p>path not found</text:p>
          </table:table-cell>
          <table:table-cell office:value-type="string" calcext:value-type="string">
            <text:p>total time ann</text:p>
          </table:table-cell>
          <table:table-cell office:value-type="string" calcext:value-type="string">
            <text:p>total dist ann</text:p>
          </table:table-cell>
          <table:table-cell office:value-type="string" calcext:value-type="string">
            <text:p>sample gen_parallel</text:p>
          </table:table-cell>
          <table:table-cell office:value-type="string" calcext:value-type="string">
            <text:p>Knn-gpu</text:p>
          </table:table-cell>
          <table:table-cell office:value-type="string" calcext:value-type="string">
            <text:p>Knn-gpu std dev</text:p>
          </table:table-cell>
          <table:table-cell office:value-type="string" calcext:value-type="string">
            <text:p>path find gpu</text:p>
          </table:table-cell>
          <table:table-cell office:value-type="string" calcext:value-type="string">
            <text:p>path not found</text:p>
          </table:table-cell>
          <table:table-cell office:value-type="string" calcext:value-type="string">
            <text:p>total time gpu</text:p>
          </table:table-cell>
          <table:table-cell office:value-type="string" calcext:value-type="string">
            <text:p>total dist gpu</text:p>
          </table:table-cell>
          <table:table-cell office:value-type="string" calcext:value-type="string">
            <text:p>sample gen speed</text:p>
          </table:table-cell>
          <table:table-cell office:value-type="string" calcext:value-type="string">
            <text:p>knn speed</text:p>
          </table:table-cell>
          <table:table-cell office:value-type="string" calcext:value-type="string">
            <text:p>total time spee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8773" calcext:value-type="float">
            <text:p>0.008773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3898" calcext:value-type="float">
            <text:p>0.0003898</text:p>
          </table:table-cell>
          <table:table-cell/>
          <table:table-cell table:formula="of:=[.G2]+[.H2]+[.I2]+[.K2]" office:value-type="float" office:value="0.2785648" calcext:value-type="float">
            <text:p>0.2785648</text:p>
          </table:table-cell>
          <table:table-cell office:value-type="float" office:value="61.6376" calcext:value-type="float">
            <text:p>61.6376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708" calcext:value-type="float">
            <text:p>0.00708</text:p>
          </table:table-cell>
          <table:table-cell/>
          <table:table-cell table:formula="of:=[.G2]+[.O2]+[.P2]+[.R2]" office:value-type="float" office:value="0.085912" calcext:value-type="float">
            <text:p>0.085912</text:p>
          </table:table-cell>
          <table:table-cell office:value-type="float" office:value="61.7565" calcext:value-type="float">
            <text:p>61.7565</text:p>
          </table:table-cell>
          <table:table-cell table:formula="of:=[.H2]/[.O2]" office:value-type="float" office:value="0.158844830707949" calcext:value-type="float">
            <text:p>0.1588448307</text:p>
          </table:table-cell>
          <table:table-cell table:formula="of:=[.I2]/[.P2]" office:value-type="float" office:value="11.9732142857143" calcext:value-type="float">
            <text:p>11.9732142857</text:p>
          </table:table-cell>
          <table:table-cell table:formula="of:=[.M2]/[.T2]" office:value-type="float" office:value="3.24244343048701" calcext:value-type="float">
            <text:p>3.242443430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37264" calcext:value-type="float">
            <text:p>0.037264</text:p>
          </table:table-cell>
          <table:table-cell office:value-type="float" office:value="2.3635" calcext:value-type="float">
            <text:p>2.363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032" calcext:value-type="float">
            <text:p>0.0032</text:p>
          </table:table-cell>
          <table:table-cell/>
          <table:table-cell table:formula="of:=[.G3]+[.H3]+[.I3]+[.K3]" office:value-type="float" office:value="2.405166" calcext:value-type="float">
            <text:p>2.405166</text:p>
          </table:table-cell>
          <table:table-cell office:value-type="float" office:value="492.943" calcext:value-type="float">
            <text:p>492.943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57" calcext:value-type="float">
            <text:p>0.0057</text:p>
          </table:table-cell>
          <table:table-cell/>
          <table:table-cell table:formula="of:=[.G3]+[.O3]+[.P3]+[.R3]" office:value-type="float" office:value="0.088132" calcext:value-type="float">
            <text:p>0.088132</text:p>
          </table:table-cell>
          <table:table-cell office:value-type="float" office:value="491.593" calcext:value-type="float">
            <text:p>491.593</text:p>
          </table:table-cell>
          <table:table-cell table:formula="of:=[.H3]/[.O3]" office:value-type="float" office:value="0.67470577584646" calcext:value-type="float">
            <text:p>0.6747057758</text:p>
          </table:table-cell>
          <table:table-cell table:formula="of:=[.I3]/[.P3]" office:value-type="float" office:value="90.9038461538461" calcext:value-type="float">
            <text:p>90.9038461538</text:p>
          </table:table-cell>
          <table:table-cell table:formula="of:=[.M3]/[.T3]" office:value-type="float" office:value="27.2904960740707" calcext:value-type="float">
            <text:p>27.290496074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403803" calcext:value-type="float">
            <text:p>0.403803</text:p>
          </table:table-cell>
          <table:table-cell office:value-type="float" office:value="25.94" calcext:value-type="float">
            <text:p>25.94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51" calcext:value-type="float">
            <text:p>0.0351</text:p>
          </table:table-cell>
          <table:table-cell/>
          <table:table-cell table:formula="of:=[.G4]+[.H4]+[.I4]+[.K4]" office:value-type="float" office:value="26.37962" calcext:value-type="float">
            <text:p>26.37962</text:p>
          </table:table-cell>
          <table:table-cell office:value-type="float" office:value="5747.31" calcext:value-type="float">
            <text:p>5747.31</text:p>
          </table:table-cell>
          <table:table-cell office:value-type="float" office:value="0.066872" calcext:value-type="float">
            <text:p>0.06687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431" calcext:value-type="float">
            <text:p>0.0431</text:p>
          </table:table-cell>
          <table:table-cell/>
          <table:table-cell table:formula="of:=[.G4]+[.O4]+[.P4]+[.R4]" office:value-type="float" office:value="0.260389" calcext:value-type="float">
            <text:p>0.260389</text:p>
          </table:table-cell>
          <table:table-cell office:value-type="float" office:value="5709.19" calcext:value-type="float">
            <text:p>5709.19</text:p>
          </table:table-cell>
          <table:table-cell table:formula="of:=[.H4]/[.O4]" office:value-type="float" office:value="6.03844658451968" calcext:value-type="float">
            <text:p>6.0384465845</text:p>
          </table:table-cell>
          <table:table-cell table:formula="of:=[.I4]/[.P4]" office:value-type="float" office:value="173.279893119572" calcext:value-type="float">
            <text:p>173.2798931196</text:p>
          </table:table-cell>
          <table:table-cell table:formula="of:=[.M4]/[.T4]" office:value-type="float" office:value="101.308503815445" calcext:value-type="float">
            <text:p>101.3085038154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453533" calcext:value-type="float">
            <text:p>0.453533</text:p>
          </table:table-cell>
          <table:table-cell table:style-name="ce1" office:value-type="float" office:value="33.3324" calcext:value-type="float">
            <text:p>33.3324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45" calcext:value-type="float">
            <text:p>0.0445</text:p>
          </table:table-cell>
          <table:table-cell/>
          <table:table-cell table:formula="of:=[.G5]+[.H5]+[.I5]+[.K5]" office:value-type="float" office:value="33.831751" calcext:value-type="float">
            <text:p>33.831751</text:p>
          </table:table-cell>
          <table:table-cell office:value-type="float" office:value="7173.99" calcext:value-type="float">
            <text:p>7173.99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522" calcext:value-type="float">
            <text:p>0.0522</text:p>
          </table:table-cell>
          <table:table-cell/>
          <table:table-cell table:formula="of:=[.G5]+[.O5]+[.P5]+[.R5]" office:value-type="float" office:value="0.308898" calcext:value-type="float">
            <text:p>0.308898</text:p>
          </table:table-cell>
          <table:table-cell office:value-type="float" office:value="7125.79" calcext:value-type="float">
            <text:p>7125.79</text:p>
          </table:table-cell>
          <table:table-cell table:formula="of:=[.H5]/[.O5]" office:value-type="float" office:value="6.4167091114884" calcext:value-type="float">
            <text:p>6.4167091115</text:p>
          </table:table-cell>
          <table:table-cell table:formula="of:=[.I5]/[.P5]" office:value-type="float" office:value="180.467785598267" calcext:value-type="float">
            <text:p>180.4677855983</text:p>
          </table:table-cell>
          <table:table-cell table:formula="of:=[.M5]/[.T5]" office:value-type="float" office:value="109.524020874204" calcext:value-type="float">
            <text:p>109.5240208742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66.9761" calcext:value-type="float">
            <text:p>66.9761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902" calcext:value-type="float">
            <text:p>0.0902</text:p>
          </table:table-cell>
          <table:table-cell/>
          <table:table-cell table:formula="of:=[.G6]+[.H6]+[.I6]+[.K6]" office:value-type="float" office:value="67.843885" calcext:value-type="float">
            <text:p>67.843885</text:p>
          </table:table-cell>
          <table:table-cell office:value-type="float" office:value="14090.2" calcext:value-type="float">
            <text:p>14090.2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065" calcext:value-type="float">
            <text:p>0.1065</text:p>
          </table:table-cell>
          <table:table-cell/>
          <table:table-cell table:formula="of:=[.G6]+[.O6]+[.P6]+[.R6]" office:value-type="float" office:value="0.554823" calcext:value-type="float">
            <text:p>0.554823</text:p>
          </table:table-cell>
          <table:table-cell office:value-type="float" office:value="14043.2" calcext:value-type="float">
            <text:p>14043.2</text:p>
          </table:table-cell>
          <table:table-cell table:formula="of:=[.H6]/[.O6]" office:value-type="float" office:value="8.90822192896896" calcext:value-type="float">
            <text:p>8.908221929</text:p>
          </table:table-cell>
          <table:table-cell table:formula="of:=[.I6]/[.P6]" office:value-type="float" office:value="186.09641567102" calcext:value-type="float">
            <text:p>186.096415671</text:p>
          </table:table-cell>
          <table:table-cell table:formula="of:=[.M6]/[.T6]" office:value-type="float" office:value="122.280231713537" calcext:value-type="float">
            <text:p>122.2802317135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1.2656" calcext:value-type="float">
            <text:p>1.2656</text:p>
          </table:table-cell>
          <table:table-cell office:value-type="float" office:value="134.2274" calcext:value-type="float">
            <text:p>134.2274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815" calcext:value-type="float">
            <text:p>0.1815</text:p>
          </table:table-cell>
          <table:table-cell/>
          <table:table-cell table:formula="of:=[.G7]+[.H7]+[.I7]+[.K7]" office:value-type="float" office:value="135.675633" calcext:value-type="float">
            <text:p>135.675633</text:p>
          </table:table-cell>
          <table:table-cell office:value-type="float" office:value="29168.6" calcext:value-type="float">
            <text:p>29168.6</text:p>
          </table:table-cell>
          <table:table-cell office:value-type="float" office:value="0.070885" calcext:value-type="float">
            <text:p>0.070885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2123" calcext:value-type="float">
            <text:p>0.2123</text:p>
          </table:table-cell>
          <table:table-cell/>
          <table:table-cell table:formula="of:=[.G7]+[.O7]+[.P7]+[.R7]" office:value-type="float" office:value="0.988018" calcext:value-type="float">
            <text:p>0.988018</text:p>
          </table:table-cell>
          <table:table-cell office:value-type="float" office:value="29108.8" calcext:value-type="float">
            <text:p>29108.8</text:p>
          </table:table-cell>
          <table:table-cell table:formula="of:=[.H7]/[.O7]" office:value-type="float" office:value="17.8542710023277" calcext:value-type="float">
            <text:p>17.8542710023</text:p>
          </table:table-cell>
          <table:table-cell table:formula="of:=[.I7]/[.P7]" office:value-type="float" office:value="190.745203922126" calcext:value-type="float">
            <text:p>190.7452039221</text:p>
          </table:table-cell>
          <table:table-cell table:formula="of:=[.M7]/[.T7]" office:value-type="float" office:value="137.321013382347" calcext:value-type="float">
            <text:p>137.3210133823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2.29417" calcext:value-type="float">
            <text:p>2.29417</text:p>
          </table:table-cell>
          <table:table-cell office:value-type="float" office:value="268.7222" calcext:value-type="float">
            <text:p>268.7222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3652" calcext:value-type="float">
            <text:p>0.3652</text:p>
          </table:table-cell>
          <table:table-cell/>
          <table:table-cell table:formula="of:=[.G8]+[.H8]+[.I8]+[.K8]" office:value-type="float" office:value="271.382855" calcext:value-type="float">
            <text:p>271.382855</text:p>
          </table:table-cell>
          <table:table-cell office:value-type="float" office:value="59018.8" calcext:value-type="float">
            <text:p>59018.8</text:p>
          </table:table-cell>
          <table:table-cell office:value-type="float" office:value="0.082662" calcext:value-type="float">
            <text:p>0.082662</text:p>
          </table:table-cell>
          <table:table-cell office:value-type="float" office:value="1.3992" calcext:value-type="float">
            <text:p>1.3992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4274" calcext:value-type="float">
            <text:p>0.4274</text:p>
          </table:table-cell>
          <table:table-cell/>
          <table:table-cell table:formula="of:=[.G8]+[.O8]+[.P8]+[.R8]" office:value-type="float" office:value="1.910547" calcext:value-type="float">
            <text:p>1.910547</text:p>
          </table:table-cell>
          <table:table-cell office:value-type="float" office:value="58855.2" calcext:value-type="float">
            <text:p>58855.2</text:p>
          </table:table-cell>
          <table:table-cell table:formula="of:=[.H8]/[.O8]" office:value-type="float" office:value="27.7536231884058" calcext:value-type="float">
            <text:p>27.7536231884</text:p>
          </table:table-cell>
          <table:table-cell table:formula="of:=[.I8]/[.P8]" office:value-type="float" office:value="192.054173813608" calcext:value-type="float">
            <text:p>192.0541738136</text:p>
          </table:table-cell>
          <table:table-cell table:formula="of:=[.M8]/[.T8]" office:value-type="float" office:value="142.044584613726" calcext:value-type="float">
            <text:p>142.0445846137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5.93975" calcext:value-type="float">
            <text:p>5.93975</text:p>
          </table:table-cell>
          <table:table-cell office:value-type="float" office:value="656.9864" calcext:value-type="float">
            <text:p>656.9864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8935" calcext:value-type="float">
            <text:p>0.8935</text:p>
          </table:table-cell>
          <table:table-cell/>
          <table:table-cell table:formula="of:=[.G9]+[.H9]+[.I9]+[.K9]" office:value-type="float" office:value="663.820971" calcext:value-type="float">
            <text:p>663.820971</text:p>
          </table:table-cell>
          <table:table-cell office:value-type="float" office:value="143050" calcext:value-type="float">
            <text:p>143050</text:p>
          </table:table-cell>
          <table:table-cell office:value-type="float" office:value="0.130665" calcext:value-type="float">
            <text:p>0.130665</text:p>
          </table:table-cell>
          <table:table-cell office:value-type="float" office:value="3.3724" calcext:value-type="float">
            <text:p>3.3724</text:p>
          </table:table-cell>
          <table:table-cell office:value-type="float" office:value="0.0261" calcext:value-type="float">
            <text:p>0.0261</text:p>
          </table:table-cell>
          <table:table-cell office:value-type="float" office:value="1.0384" calcext:value-type="float">
            <text:p>1.0384</text:p>
          </table:table-cell>
          <table:table-cell/>
          <table:table-cell table:formula="of:=[.G9]+[.O9]+[.P9]+[.R9]" office:value-type="float" office:value="4.542786" calcext:value-type="float">
            <text:p>4.542786</text:p>
          </table:table-cell>
          <table:table-cell office:value-type="float" office:value="142321" calcext:value-type="float">
            <text:p>142321</text:p>
          </table:table-cell>
          <table:table-cell table:formula="of:=[.H9]/[.O9]" office:value-type="float" office:value="45.4578502276815" calcext:value-type="float">
            <text:p>45.4578502277</text:p>
          </table:table-cell>
          <table:table-cell table:formula="of:=[.I9]/[.P9]" office:value-type="float" office:value="194.812714980429" calcext:value-type="float">
            <text:p>194.8127149804</text:p>
          </table:table-cell>
          <table:table-cell table:formula="of:=[.M9]/[.T9]" office:value-type="float" office:value="146.126401507797" calcext:value-type="float">
            <text:p>146.1264015078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10.9743" calcext:value-type="float">
            <text:p>10.9743</text:p>
          </table:table-cell>
          <table:table-cell office:value-type="float" office:value="1312.632" calcext:value-type="float">
            <text:p>1312.632</text:p>
          </table:table-cell>
          <table:table-cell/>
          <table:table-cell office:value-type="float" office:value="1.78338" calcext:value-type="float">
            <text:p>1.78338</text:p>
          </table:table-cell>
          <table:table-cell/>
          <table:table-cell table:formula="of:=[.G10]+[.H10]+[.I10]+[.K10]" office:value-type="float" office:value="1325.391122" calcext:value-type="float">
            <text:p>1325.391122</text:p>
          </table:table-cell>
          <table:table-cell office:value-type="float" office:value="287280" calcext:value-type="float">
            <text:p>287280</text:p>
          </table:table-cell>
          <table:table-cell office:value-type="float" office:value="0.170077" calcext:value-type="float">
            <text:p>0.170077</text:p>
          </table:table-cell>
          <table:table-cell office:value-type="float" office:value="6.739776" calcext:value-type="float">
            <text:p>6.739776</text:p>
          </table:table-cell>
          <table:table-cell/>
          <table:table-cell office:value-type="float" office:value="2.07544" calcext:value-type="float">
            <text:p>2.07544</text:p>
          </table:table-cell>
          <table:table-cell/>
          <table:table-cell table:formula="of:=[.G10]+[.O10]+[.P10]+[.R10]" office:value-type="float" office:value="8.986735" calcext:value-type="float">
            <text:p>8.986735</text:p>
          </table:table-cell>
          <table:table-cell office:value-type="float" office:value="285842" calcext:value-type="float">
            <text:p>285842</text:p>
          </table:table-cell>
          <table:table-cell table:formula="of:=[.H10]/[.O10]" office:value-type="float" office:value="64.5254796356944" calcext:value-type="float">
            <text:p>64.5254796357</text:p>
          </table:table-cell>
          <table:table-cell table:formula="of:=[.I10]/[.P10]" office:value-type="float" office:value="194.758994957696" calcext:value-type="float">
            <text:p>194.7589949577</text:p>
          </table:table-cell>
          <table:table-cell table:formula="of:=[.M10]/[.T10]" office:value-type="float" office:value="147.483053856601" calcext:value-type="float">
            <text:p>147.4830538566</text:p>
          </table:table-cell>
        </table:table-row>
        <table:table-row table:style-name="ro1">
          <table:table-cell table:number-columns-repeated="12"/>
          <table:table-cell table:formula="of:=[.G11]+[.H11]+[.I11]+[.K11]" office:value-type="float" office:value="0" calcext:value-type="float">
            <text:p>0</text:p>
          </table:table-cell>
          <table:table-cell table:number-columns-repeated="6"/>
          <table:table-cell table:formula="of:=[.G11]+[.O11]+[.P11]+[.R11]" office:value-type="float" office:value="0" calcext:value-type="float">
            <text:p>0</text:p>
          </table:table-cell>
          <table:table-cell/>
          <table:table-cell table:formula="of:=[.H11]/[.O11]" office:value-type="string" office:string-value="" calcext:value-type="error">
            <text:p>#DIV/0!</text:p>
          </table:table-cell>
          <table:table-cell table:formula="of:=[.I11]/[.P11]" office:value-type="string" office:string-value="" calcext:value-type="error">
            <text:p>#DIV/0!</text:p>
          </table:table-cell>
          <table:table-cell table:formula="of:=[.M11]/[.T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12]+[.H12]+[.I12]+[.K12]" office:value-type="float" office:value="0" calcext:value-type="float">
            <text:p>0</text:p>
          </table:table-cell>
          <table:table-cell table:number-columns-repeated="6"/>
          <table:table-cell table:formula="of:=[.G12]+[.O12]+[.P12]+[.R12]" office:value-type="float" office:value="0" calcext:value-type="float">
            <text:p>0</text:p>
          </table:table-cell>
          <table:table-cell/>
          <table:table-cell table:formula="of:=[.H12]/[.O12]" office:value-type="string" office:string-value="" calcext:value-type="error">
            <text:p>#DIV/0!</text:p>
          </table:table-cell>
          <table:table-cell table:formula="of:=[.I12]/[.P12]" office:value-type="string" office:string-value="" calcext:value-type="error">
            <text:p>#DIV/0!</text:p>
          </table:table-cell>
          <table:table-cell table:formula="of:=[.M12]/[.T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13]+[.H13]+[.I13]+[.K13]" office:value-type="float" office:value="0" calcext:value-type="float">
            <text:p>0</text:p>
          </table:table-cell>
          <table:table-cell table:number-columns-repeated="6"/>
          <table:table-cell table:formula="of:=[.G13]+[.O13]+[.P13]+[.R13]" office:value-type="float" office:value="0" calcext:value-type="float">
            <text:p>0</text:p>
          </table:table-cell>
          <table:table-cell/>
          <table:table-cell table:formula="of:=[.H13]/[.O13]" office:value-type="string" office:string-value="" calcext:value-type="error">
            <text:p>#DIV/0!</text:p>
          </table:table-cell>
          <table:table-cell table:formula="of:=[.I13]/[.P13]" office:value-type="string" office:string-value="" calcext:value-type="error">
            <text:p>#DIV/0!</text:p>
          </table:table-cell>
          <table:table-cell table:formula="of:=[.M13]/[.T1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474.4" calcext:value-type="float">
            <text:p>26474.4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0.018282" calcext:value-type="float">
            <text:p>0.018282</text:p>
          </table:table-cell>
          <table:table-cell office:value-type="float" office:value="0.487281" calcext:value-type="float">
            <text:p>0.487281</text:p>
          </table:table-cell>
          <table:table-cell/>
          <table:table-cell office:value-type="float" office:value="0.0003042" calcext:value-type="float">
            <text:p>0.0003042</text:p>
          </table:table-cell>
          <table:table-cell/>
          <table:table-cell table:formula="of:=[.G14]+[.H14]+[.I14]+[.K14]" office:value-type="float" office:value="0.5084212" calcext:value-type="float">
            <text:p>0.5084212</text:p>
          </table:table-cell>
          <table:table-cell office:value-type="float" office:value="61.6376" calcext:value-type="float">
            <text:p>61.6376</text:p>
          </table:table-cell>
          <table:table-cell office:value-type="float" office:value="0.055525" calcext:value-type="float">
            <text:p>0.055525</text:p>
          </table:table-cell>
          <table:table-cell office:value-type="float" office:value="0.0148216" calcext:value-type="float">
            <text:p>0.0148216</text:p>
          </table:table-cell>
          <table:table-cell/>
          <table:table-cell office:value-type="float" office:value="0.0010052" calcext:value-type="float">
            <text:p>0.0010052</text:p>
          </table:table-cell>
          <table:table-cell/>
          <table:table-cell table:formula="of:=[.G14]+[.O14]+[.P14]+[.R14]" office:value-type="float" office:value="0.0739058" calcext:value-type="float">
            <text:p>0.0739058</text:p>
          </table:table-cell>
          <table:table-cell office:value-type="float" office:value="61.7565" calcext:value-type="float">
            <text:p>61.7565</text:p>
          </table:table-cell>
          <table:table-cell table:formula="of:=[.H14]/[.O14]" office:value-type="float" office:value="0.32925709140027" calcext:value-type="float">
            <text:p>0.3292570914</text:p>
          </table:table-cell>
          <table:table-cell table:formula="of:=[.I14]/[.P14]" office:value-type="float" office:value="32.8764101041723" calcext:value-type="float">
            <text:p>32.8764101042</text:p>
          </table:table-cell>
          <table:table-cell table:formula="of:=[.M14]/[.T14]" office:value-type="float" office:value="6.87931393747175" calcext:value-type="float">
            <text:p>6.879313937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70094" calcext:value-type="float">
            <text:p>0.070094</text:p>
          </table:table-cell>
          <table:table-cell office:value-type="float" office:value="4.2644" calcext:value-type="float">
            <text:p>4.2644</text:p>
          </table:table-cell>
          <table:table-cell/>
          <table:table-cell office:value-type="float" office:value="0.0026888" calcext:value-type="float">
            <text:p>0.0026888</text:p>
          </table:table-cell>
          <table:table-cell/>
          <table:table-cell table:formula="of:=[.G15]+[.H15]+[.I15]+[.K15]" office:value-type="float" office:value="4.3397258" calcext:value-type="float">
            <text:p>4.3397258</text:p>
          </table:table-cell>
          <table:table-cell office:value-type="float" office:value="507.011" calcext:value-type="float">
            <text:p>507.011</text:p>
          </table:table-cell>
          <table:table-cell office:value-type="float" office:value="0.058784" calcext:value-type="float">
            <text:p>0.058784</text:p>
          </table:table-cell>
          <table:table-cell office:value-type="float" office:value="0.0354314" calcext:value-type="float">
            <text:p>0.0354314</text:p>
          </table:table-cell>
          <table:table-cell/>
          <table:table-cell office:value-type="float" office:value="0.0037212" calcext:value-type="float">
            <text:p>0.0037212</text:p>
          </table:table-cell>
          <table:table-cell/>
          <table:table-cell table:formula="of:=[.G15]+[.O15]+[.P15]+[.R15]" office:value-type="float" office:value="0.1004796" calcext:value-type="float">
            <text:p>0.1004796</text:p>
          </table:table-cell>
          <table:table-cell office:value-type="float" office:value="496.691" calcext:value-type="float">
            <text:p>496.691</text:p>
          </table:table-cell>
          <table:table-cell table:formula="of:=[.H15]/[.O15]" office:value-type="float" office:value="1.19239929232444" calcext:value-type="float">
            <text:p>1.1923992923</text:p>
          </table:table-cell>
          <table:table-cell table:formula="of:=[.I15]/[.P15]" office:value-type="float" office:value="120.356519923006" calcext:value-type="float">
            <text:p>120.356519923</text:p>
          </table:table-cell>
          <table:table-cell table:formula="of:=[.M15]/[.T15]" office:value-type="float" office:value="43.1901181931457" calcext:value-type="float">
            <text:p>43.1901181931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980611" calcext:value-type="float">
            <text:p>0.980611</text:p>
          </table:table-cell>
          <table:table-cell office:value-type="float" office:value="60.1408" calcext:value-type="float">
            <text:p>60.1408</text:p>
          </table:table-cell>
          <table:table-cell/>
          <table:table-cell office:value-type="float" office:value="0.037233" calcext:value-type="float">
            <text:p>0.037233</text:p>
          </table:table-cell>
          <table:table-cell/>
          <table:table-cell table:formula="of:=[.G16]+[.H16]+[.I16]+[.K16]" office:value-type="float" office:value="61.161184" calcext:value-type="float">
            <text:p>61.161184</text:p>
          </table:table-cell>
          <table:table-cell office:value-type="float" office:value="7249.89" calcext:value-type="float">
            <text:p>7249.89</text:p>
          </table:table-cell>
          <table:table-cell office:value-type="float" office:value="0.07558" calcext:value-type="float">
            <text:p>0.07558</text:p>
          </table:table-cell>
          <table:table-cell office:value-type="float" office:value="0.325515" calcext:value-type="float">
            <text:p>0.325515</text:p>
          </table:table-cell>
          <table:table-cell/>
          <table:table-cell office:value-type="float" office:value="0.0516598" calcext:value-type="float">
            <text:p>0.0516598</text:p>
          </table:table-cell>
          <table:table-cell/>
          <table:table-cell table:formula="of:=[.G16]+[.O16]+[.P16]+[.R16]" office:value-type="float" office:value="0.4552948" calcext:value-type="float">
            <text:p>0.4552948</text:p>
          </table:table-cell>
          <table:table-cell office:value-type="float" office:value="7244.16" calcext:value-type="float">
            <text:p>7244.16</text:p>
          </table:table-cell>
          <table:table-cell table:formula="of:=[.H16]/[.O16]" office:value-type="float" office:value="12.9744773749669" calcext:value-type="float">
            <text:p>12.974477375</text:p>
          </table:table-cell>
          <table:table-cell table:formula="of:=[.I16]/[.P16]" office:value-type="float" office:value="184.755848424804" calcext:value-type="float">
            <text:p>184.7558484248</text:p>
          </table:table-cell>
          <table:table-cell table:formula="of:=[.M16]/[.T16]" office:value-type="float" office:value="134.333148544635" calcext:value-type="float">
            <text:p>134.3331485446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1.58891" calcext:value-type="float">
            <text:p>1.58891</text:p>
          </table:table-cell>
          <table:table-cell office:value-type="float" office:value="121.444" calcext:value-type="float">
            <text:p>121.444</text:p>
          </table:table-cell>
          <table:table-cell/>
          <table:table-cell office:value-type="float" office:value="0.0747554" calcext:value-type="float">
            <text:p>0.0747554</text:p>
          </table:table-cell>
          <table:table-cell/>
          <table:table-cell table:formula="of:=[.G17]+[.H17]+[.I17]+[.K17]" office:value-type="float" office:value="123.1103554" calcext:value-type="float">
            <text:p>123.1103554</text:p>
          </table:table-cell>
          <table:table-cell office:value-type="float" office:value="14231.5" calcext:value-type="float">
            <text:p>14231.5</text:p>
          </table:table-cell>
          <table:table-cell office:value-type="float" office:value="0.089759" calcext:value-type="float">
            <text:p>0.089759</text:p>
          </table:table-cell>
          <table:table-cell office:value-type="float" office:value="0.64847" calcext:value-type="float">
            <text:p>0.64847</text:p>
          </table:table-cell>
          <table:table-cell/>
          <table:table-cell office:value-type="float" office:value="0.102043" calcext:value-type="float">
            <text:p>0.102043</text:p>
          </table:table-cell>
          <table:table-cell/>
          <table:table-cell table:formula="of:=[.G17]+[.O17]+[.P17]+[.R17]" office:value-type="float" office:value="0.842962" calcext:value-type="float">
            <text:p>0.842962</text:p>
          </table:table-cell>
          <table:table-cell office:value-type="float" office:value="14275.1" calcext:value-type="float">
            <text:p>14275.1</text:p>
          </table:table-cell>
          <table:table-cell table:formula="of:=[.H17]/[.O17]" office:value-type="float" office:value="17.7019574638755" calcext:value-type="float">
            <text:p>17.7019574639</text:p>
          </table:table-cell>
          <table:table-cell table:formula="of:=[.I17]/[.P17]" office:value-type="float" office:value="187.277746079233" calcext:value-type="float">
            <text:p>187.2777460792</text:p>
          </table:table-cell>
          <table:table-cell table:formula="of:=[.M17]/[.T17]" office:value-type="float" office:value="146.044964541699" calcext:value-type="float">
            <text:p>146.0449645417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2.56157" calcext:value-type="float">
            <text:p>2.56157</text:p>
          </table:table-cell>
          <table:table-cell office:value-type="float" office:value="243.466" calcext:value-type="float">
            <text:p>243.466</text:p>
          </table:table-cell>
          <table:table-cell/>
          <table:table-cell office:value-type="float" office:value="0.150405" calcext:value-type="float">
            <text:p>0.150405</text:p>
          </table:table-cell>
          <table:table-cell/>
          <table:table-cell table:formula="of:=[.G18]+[.H18]+[.I18]+[.K18]" office:value-type="float" office:value="246.180523" calcext:value-type="float">
            <text:p>246.180523</text:p>
          </table:table-cell>
          <table:table-cell office:value-type="float" office:value="29448.2" calcext:value-type="float">
            <text:p>29448.2</text:p>
          </table:table-cell>
          <table:table-cell office:value-type="float" office:value="0.080595" calcext:value-type="float">
            <text:p>0.080595</text:p>
          </table:table-cell>
          <table:table-cell office:value-type="float" office:value="1.26987" calcext:value-type="float">
            <text:p>1.26987</text:p>
          </table:table-cell>
          <table:table-cell/>
          <table:table-cell office:value-type="float" office:value="0.207075" calcext:value-type="float">
            <text:p>0.207075</text:p>
          </table:table-cell>
          <table:table-cell/>
          <table:table-cell table:formula="of:=[.G18]+[.O18]+[.P18]+[.R18]" office:value-type="float" office:value="1.560088" calcext:value-type="float">
            <text:p>1.560088</text:p>
          </table:table-cell>
          <table:table-cell office:value-type="float" office:value="29591.4" calcext:value-type="float">
            <text:p>29591.4</text:p>
          </table:table-cell>
          <table:table-cell table:formula="of:=[.H18]/[.O18]" office:value-type="float" office:value="31.7832371735219" calcext:value-type="float">
            <text:p>31.7832371735</text:p>
          </table:table-cell>
          <table:table-cell table:formula="of:=[.I18]/[.P18]" office:value-type="float" office:value="191.72513721877" calcext:value-type="float">
            <text:p>191.7251372188</text:p>
          </table:table-cell>
          <table:table-cell table:formula="of:=[.M18]/[.T18]" office:value-type="float" office:value="157.799126074939" calcext:value-type="float">
            <text:p>157.7991260749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4.75764" calcext:value-type="float">
            <text:p>4.75764</text:p>
          </table:table-cell>
          <table:table-cell office:value-type="float" office:value="486.944" calcext:value-type="float">
            <text:p>486.944</text:p>
          </table:table-cell>
          <table:table-cell/>
          <table:table-cell office:value-type="float" office:value="0.302128" calcext:value-type="float">
            <text:p>0.302128</text:p>
          </table:table-cell>
          <table:table-cell/>
          <table:table-cell table:formula="of:=[.G19]+[.H19]+[.I19]+[.K19]" office:value-type="float" office:value="492.00634" calcext:value-type="float">
            <text:p>492.00634</text:p>
          </table:table-cell>
          <table:table-cell office:value-type="float" office:value="59524.9" calcext:value-type="float">
            <text:p>59524.9</text:p>
          </table:table-cell>
          <table:table-cell office:value-type="float" office:value="0.095623" calcext:value-type="float">
            <text:p>0.095623</text:p>
          </table:table-cell>
          <table:table-cell office:value-type="float" office:value="2.52558" calcext:value-type="float">
            <text:p>2.52558</text:p>
          </table:table-cell>
          <table:table-cell/>
          <table:table-cell office:value-type="float" office:value="0.41463" calcext:value-type="float">
            <text:p>0.41463</text:p>
          </table:table-cell>
          <table:table-cell/>
          <table:table-cell table:formula="of:=[.G19]+[.O19]+[.P19]+[.R19]" office:value-type="float" office:value="3.038405" calcext:value-type="float">
            <text:p>3.038405</text:p>
          </table:table-cell>
          <table:table-cell/>
          <table:table-cell table:formula="of:=[.H19]/[.O19]" office:value-type="float" office:value="49.7541386486515" calcext:value-type="float">
            <text:p>49.7541386487</text:p>
          </table:table-cell>
          <table:table-cell table:formula="of:=[.I19]/[.P19]" office:value-type="float" office:value="192.804821070804" calcext:value-type="float">
            <text:p>192.8048210708</text:p>
          </table:table-cell>
          <table:table-cell table:formula="of:=[.M19]/[.T19]" office:value-type="float" office:value="161.929150327228" calcext:value-type="float">
            <text:p>161.9291503272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12.2557" calcext:value-type="float">
            <text:p>12.2557</text:p>
          </table:table-cell>
          <table:table-cell office:value-type="float" office:value="1193.36" calcext:value-type="float">
            <text:p>1193.36</text:p>
          </table:table-cell>
          <table:table-cell/>
          <table:table-cell office:value-type="float" office:value="0.742171" calcext:value-type="float">
            <text:p>0.742171</text:p>
          </table:table-cell>
          <table:table-cell/>
          <table:table-cell table:formula="of:=[.G20]+[.H20]+[.I20]+[.K20]" office:value-type="float" office:value="1206.36024" calcext:value-type="float">
            <text:p>1206.36024</text:p>
          </table:table-cell>
          <table:table-cell office:value-type="float" office:value="144529" calcext:value-type="float">
            <text:p>144529</text:p>
          </table:table-cell>
          <table:table-cell office:value-type="float" office:value="0.150962" calcext:value-type="float">
            <text:p>0.150962</text:p>
          </table:table-cell>
          <table:table-cell office:value-type="float" office:value="6.1798" calcext:value-type="float">
            <text:p>6.1798</text:p>
          </table:table-cell>
          <table:table-cell/>
          <table:table-cell office:value-type="float" office:value="1.02264" calcext:value-type="float">
            <text:p>1.02264</text:p>
          </table:table-cell>
          <table:table-cell/>
          <table:table-cell table:formula="of:=[.G20]+[.O20]+[.P20]+[.R20]" office:value-type="float" office:value="7.355771" calcext:value-type="float">
            <text:p>7.355771</text:p>
          </table:table-cell>
          <table:table-cell/>
          <table:table-cell table:formula="of:=[.H20]/[.O20]" office:value-type="float" office:value="81.1840065711901" calcext:value-type="float">
            <text:p>81.1840065712</text:p>
          </table:table-cell>
          <table:table-cell table:formula="of:=[.I20]/[.P20]" office:value-type="float" office:value="193.106573028253" calcext:value-type="float">
            <text:p>193.1065730283</text:p>
          </table:table-cell>
          <table:table-cell table:formula="of:=[.M20]/[.T20]" office:value-type="float" office:value="164.001875534189" calcext:value-type="float">
            <text:p>164.0018755342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/>
          <table:table-cell office:value-type="float" office:value="22.8674" calcext:value-type="float">
            <text:p>22.8674</text:p>
          </table:table-cell>
          <table:table-cell table:number-columns-repeated="4"/>
          <table:table-cell table:formula="of:=[.G21]+[.H21]+[.I21]+[.K21]" office:value-type="float" office:value="22.8674" calcext:value-type="float">
            <text:p>22.8674</text:p>
          </table:table-cell>
          <table:table-cell/>
          <table:table-cell office:value-type="float" office:value="0.170051" calcext:value-type="float">
            <text:p>0.170051</text:p>
          </table:table-cell>
          <table:table-cell table:number-columns-repeated="4"/>
          <table:table-cell table:formula="of:=[.G21]+[.O21]+[.P21]+[.R21]" office:value-type="float" office:value="0.170051" calcext:value-type="float">
            <text:p>0.170051</text:p>
          </table:table-cell>
          <table:table-cell/>
          <table:table-cell table:formula="of:=[.H21]/[.O21]" office:value-type="float" office:value="134.473775514405" calcext:value-type="float">
            <text:p>134.4737755144</text:p>
          </table:table-cell>
          <table:table-cell table:formula="of:=[.I21]/[.P21]" office:value-type="string" office:string-value="" calcext:value-type="error">
            <text:p>#DIV/0!</text:p>
          </table:table-cell>
          <table:table-cell table:formula="of:=[.M21]/[.T21]" office:value-type="float" office:value="134.473775514405" calcext:value-type="float">
            <text:p>134.4737755144</text:p>
          </table:table-cell>
        </table:table-row>
        <table:table-row table:style-name="ro1">
          <table:table-cell table:number-columns-repeated="12"/>
          <table:table-cell table:formula="of:=[.G22]+[.H22]+[.I22]+[.K22]" office:value-type="float" office:value="0" calcext:value-type="float">
            <text:p>0</text:p>
          </table:table-cell>
          <table:table-cell table:number-columns-repeated="6"/>
          <table:table-cell table:formula="of:=[.G22]+[.O22]+[.P22]+[.R22]" office:value-type="float" office:value="0" calcext:value-type="float">
            <text:p>0</text:p>
          </table:table-cell>
          <table:table-cell/>
          <table:table-cell table:formula="of:=[.H22]/[.O22]" office:value-type="string" office:string-value="" calcext:value-type="error">
            <text:p>#DIV/0!</text:p>
          </table:table-cell>
          <table:table-cell table:formula="of:=[.I22]/[.P22]" office:value-type="string" office:string-value="" calcext:value-type="error">
            <text:p>#DIV/0!</text:p>
          </table:table-cell>
          <table:table-cell table:formula="of:=[.M22]/[.T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23]+[.H23]+[.I23]+[.K23]" office:value-type="float" office:value="0" calcext:value-type="float">
            <text:p>0</text:p>
          </table:table-cell>
          <table:table-cell table:number-columns-repeated="6"/>
          <table:table-cell table:formula="of:=[.G23]+[.O23]+[.P23]+[.R23]" office:value-type="float" office:value="0" calcext:value-type="float">
            <text:p>0</text:p>
          </table:table-cell>
          <table:table-cell/>
          <table:table-cell table:formula="of:=[.H23]/[.O23]" office:value-type="string" office:string-value="" calcext:value-type="error">
            <text:p>#DIV/0!</text:p>
          </table:table-cell>
          <table:table-cell table:formula="of:=[.I23]/[.P23]" office:value-type="string" office:string-value="" calcext:value-type="error">
            <text:p>#DIV/0!</text:p>
          </table:table-cell>
          <table:table-cell table:formula="of:=[.M23]/[.T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24]+[.H24]+[.I24]+[.K24]" office:value-type="float" office:value="0" calcext:value-type="float">
            <text:p>0</text:p>
          </table:table-cell>
          <table:table-cell table:number-columns-repeated="6"/>
          <table:table-cell table:formula="of:=[.G24]+[.O24]+[.P24]+[.R24]" office:value-type="float" office:value="0" calcext:value-type="float">
            <text:p>0</text:p>
          </table:table-cell>
          <table:table-cell/>
          <table:table-cell table:formula="of:=[.H24]/[.O24]" office:value-type="string" office:string-value="" calcext:value-type="error">
            <text:p>#DIV/0!</text:p>
          </table:table-cell>
          <table:table-cell table:formula="of:=[.I24]/[.P24]" office:value-type="string" office:string-value="" calcext:value-type="error">
            <text:p>#DIV/0!</text:p>
          </table:table-cell>
          <table:table-cell table:formula="of:=[.M24]/[.T2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744122" calcext:value-type="float">
            <text:p>0.0744122</text:p>
          </table:table-cell>
          <table:table-cell/>
          <table:table-cell office:value-type="float" office:value="0.0005252" calcext:value-type="float">
            <text:p>0.0005252</text:p>
          </table:table-cell>
          <table:table-cell/>
          <table:table-cell table:formula="of:=[.G25]+[.H25]+[.I25]+[.K25]" office:value-type="float" office:value="0.0770134" calcext:value-type="float">
            <text:p>0.0770134</text:p>
          </table:table-cell>
          <table:table-cell office:value-type="float" office:value="61.6376" calcext:value-type="float">
            <text:p>61.6376</text:p>
          </table:table-cell>
          <table:table-cell office:value-type="float" office:value="0.055126" calcext:value-type="float">
            <text:p>0.055126</text:p>
          </table:table-cell>
          <table:table-cell office:value-type="float" office:value="0.0074378" calcext:value-type="float">
            <text:p>0.0074378</text:p>
          </table:table-cell>
          <table:table-cell/>
          <table:table-cell office:value-type="float" office:value="0.000586" calcext:value-type="float">
            <text:p>0.000586</text:p>
          </table:table-cell>
          <table:table-cell/>
          <table:table-cell table:formula="of:=[.G25]+[.O25]+[.P25]+[.R25]" office:value-type="float" office:value="0.0633988" calcext:value-type="float">
            <text:p>0.0633988</text:p>
          </table:table-cell>
          <table:table-cell office:value-type="float" office:value="61.6376" calcext:value-type="float">
            <text:p>61.6376</text:p>
          </table:table-cell>
          <table:table-cell table:formula="of:=[.H25]/[.O25]" office:value-type="float" office:value="0.033142255922795" calcext:value-type="float">
            <text:p>0.0331422559</text:p>
          </table:table-cell>
          <table:table-cell table:formula="of:=[.I25]/[.P25]" office:value-type="float" office:value="10.0045981338568" calcext:value-type="float">
            <text:p>10.0045981339</text:p>
          </table:table-cell>
          <table:table-cell table:formula="of:=[.M25]/[.T25]" office:value-type="float" office:value="1.21474538950264" calcext:value-type="float">
            <text:p>1.214745389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536132" calcext:value-type="float">
            <text:p>0.536132</text:p>
          </table:table-cell>
          <table:table-cell/>
          <table:table-cell office:value-type="float" office:value="0.003727" calcext:value-type="float">
            <text:p>0.003727</text:p>
          </table:table-cell>
          <table:table-cell/>
          <table:table-cell table:formula="of:=[.G26]+[.H26]+[.I26]+[.K26]" office:value-type="float" office:value="0.548358" calcext:value-type="float">
            <text:p>0.548358</text:p>
          </table:table-cell>
          <table:table-cell office:value-type="float" office:value="489.019" calcext:value-type="float">
            <text:p>489.019</text:p>
          </table:table-cell>
          <table:table-cell office:value-type="float" office:value="0.063368" calcext:value-type="float">
            <text:p>0.063368</text:p>
          </table:table-cell>
          <table:table-cell office:value-type="float" office:value="0.0144206" calcext:value-type="float">
            <text:p>0.0144206</text:p>
          </table:table-cell>
          <table:table-cell/>
          <table:table-cell office:value-type="float" office:value="0.0045604" calcext:value-type="float">
            <text:p>0.0045604</text:p>
          </table:table-cell>
          <table:table-cell/>
          <table:table-cell table:formula="of:=[.G26]+[.O26]+[.P26]+[.R26]" office:value-type="float" office:value="0.082628" calcext:value-type="float">
            <text:p>0.082628</text:p>
          </table:table-cell>
          <table:table-cell office:value-type="float" office:value="488.956" calcext:value-type="float">
            <text:p>488.956</text:p>
          </table:table-cell>
          <table:table-cell table:formula="of:=[.H26]/[.O26]" office:value-type="float" office:value="0.129718469890165" calcext:value-type="float">
            <text:p>0.1297184699</text:p>
          </table:table-cell>
          <table:table-cell table:formula="of:=[.I26]/[.P26]" office:value-type="float" office:value="37.1782034034645" calcext:value-type="float">
            <text:p>37.1782034035</text:p>
          </table:table-cell>
          <table:table-cell table:formula="of:=[.M26]/[.T26]" office:value-type="float" office:value="6.6364670571719" calcext:value-type="float">
            <text:p>6.6364670572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140297" calcext:value-type="float">
            <text:p>0.140297</text:p>
          </table:table-cell>
          <table:table-cell office:value-type="float" office:value="7.32801" calcext:value-type="float">
            <text:p>7.32801</text:p>
          </table:table-cell>
          <table:table-cell/>
          <table:table-cell office:value-type="float" office:value="0.0522374" calcext:value-type="float">
            <text:p>0.0522374</text:p>
          </table:table-cell>
          <table:table-cell/>
          <table:table-cell table:formula="of:=[.G27]+[.H27]+[.I27]+[.K27]" office:value-type="float" office:value="7.5208154" calcext:value-type="float">
            <text:p>7.5208154</text:p>
          </table:table-cell>
          <table:table-cell office:value-type="float" office:value="7125.94" calcext:value-type="float">
            <text:p>7125.94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0.07196" calcext:value-type="float">
            <text:p>0.07196</text:p>
          </table:table-cell>
          <table:table-cell/>
          <table:table-cell office:value-type="float" office:value="0.057333" calcext:value-type="float">
            <text:p>0.057333</text:p>
          </table:table-cell>
          <table:table-cell/>
          <table:table-cell table:formula="of:=[.G27]+[.O27]+[.P27]+[.R27]" office:value-type="float" office:value="0.204952" calcext:value-type="float">
            <text:p>0.204952</text:p>
          </table:table-cell>
          <table:table-cell office:value-type="float" office:value="7119.2" calcext:value-type="float">
            <text:p>7119.2</text:p>
          </table:table-cell>
          <table:table-cell table:formula="of:=[.H27]/[.O27]" office:value-type="float" office:value="1.86099909799968" calcext:value-type="float">
            <text:p>1.860999098</text:p>
          </table:table-cell>
          <table:table-cell table:formula="of:=[.I27]/[.P27]" office:value-type="float" office:value="101.834491384102" calcext:value-type="float">
            <text:p>101.8344913841</text:p>
          </table:table-cell>
          <table:table-cell table:formula="of:=[.M27]/[.T27]" office:value-type="float" office:value="36.6954965064991" calcext:value-type="float">
            <text:p>36.6954965065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214686" calcext:value-type="float">
            <text:p>0.214686</text:p>
          </table:table-cell>
          <table:table-cell office:value-type="float" office:value="14.7158" calcext:value-type="float">
            <text:p>14.7158</text:p>
          </table:table-cell>
          <table:table-cell/>
          <table:table-cell office:value-type="float" office:value="0.103861" calcext:value-type="float">
            <text:p>0.103861</text:p>
          </table:table-cell>
          <table:table-cell/>
          <table:table-cell table:formula="of:=[.G28]+[.H28]+[.I28]+[.K28]" office:value-type="float" office:value="15.034619" calcext:value-type="float">
            <text:p>15.034619</text:p>
          </table:table-cell>
          <table:table-cell office:value-type="float" office:value="13987.3" calcext:value-type="float">
            <text:p>13987.3</text:p>
          </table:table-cell>
          <table:table-cell office:value-type="float" office:value="0.089543" calcext:value-type="float">
            <text:p>0.089543</text:p>
          </table:table-cell>
          <table:table-cell office:value-type="float" office:value="0.133405" calcext:value-type="float">
            <text:p>0.133405</text:p>
          </table:table-cell>
          <table:table-cell/>
          <table:table-cell office:value-type="float" office:value="0.114126" calcext:value-type="float">
            <text:p>0.114126</text:p>
          </table:table-cell>
          <table:table-cell/>
          <table:table-cell table:formula="of:=[.G28]+[.O28]+[.P28]+[.R28]" office:value-type="float" office:value="0.337346" calcext:value-type="float">
            <text:p>0.337346</text:p>
          </table:table-cell>
          <table:table-cell office:value-type="float" office:value="13993.2" calcext:value-type="float">
            <text:p>13993.2</text:p>
          </table:table-cell>
          <table:table-cell table:formula="of:=[.H28]/[.O28]" office:value-type="float" office:value="2.39757434975375" calcext:value-type="float">
            <text:p>2.3975743498</text:p>
          </table:table-cell>
          <table:table-cell table:formula="of:=[.I28]/[.P28]" office:value-type="float" office:value="110.30920880027" calcext:value-type="float">
            <text:p>110.3092088003</text:p>
          </table:table-cell>
          <table:table-cell table:formula="of:=[.M28]/[.T28]" office:value-type="float" office:value="44.5673551783629" calcext:value-type="float">
            <text:p>44.5673551784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319646" calcext:value-type="float">
            <text:p>0.319646</text:p>
          </table:table-cell>
          <table:table-cell office:value-type="float" office:value="29.461" calcext:value-type="float">
            <text:p>29.461</text:p>
          </table:table-cell>
          <table:table-cell/>
          <table:table-cell office:value-type="float" office:value="0.208745" calcext:value-type="float">
            <text:p>0.208745</text:p>
          </table:table-cell>
          <table:table-cell/>
          <table:table-cell table:formula="of:=[.G29]+[.H29]+[.I29]+[.K29]" office:value-type="float" office:value="29.989662" calcext:value-type="float">
            <text:p>29.989662</text:p>
          </table:table-cell>
          <table:table-cell office:value-type="float" office:value="28958.6" calcext:value-type="float">
            <text:p>28958.6</text:p>
          </table:table-cell>
          <table:table-cell office:value-type="float" office:value="0.07789" calcext:value-type="float">
            <text:p>0.07789</text:p>
          </table:table-cell>
          <table:table-cell office:value-type="float" office:value="0.257893" calcext:value-type="float">
            <text:p>0.257893</text:p>
          </table:table-cell>
          <table:table-cell/>
          <table:table-cell office:value-type="float" office:value="0.226529" calcext:value-type="float">
            <text:p>0.226529</text:p>
          </table:table-cell>
          <table:table-cell/>
          <table:table-cell table:formula="of:=[.G29]+[.O29]+[.P29]+[.R29]" office:value-type="float" office:value="0.562583" calcext:value-type="float">
            <text:p>0.562583</text:p>
          </table:table-cell>
          <table:table-cell office:value-type="float" office:value="28962.2" calcext:value-type="float">
            <text:p>28962.2</text:p>
          </table:table-cell>
          <table:table-cell table:formula="of:=[.H29]/[.O29]" office:value-type="float" office:value="4.1038130697137" calcext:value-type="float">
            <text:p>4.1038130697</text:p>
          </table:table-cell>
          <table:table-cell table:formula="of:=[.I29]/[.P29]" office:value-type="float" office:value="114.23729996549" calcext:value-type="float">
            <text:p>114.2372999655</text:p>
          </table:table-cell>
          <table:table-cell table:formula="of:=[.M29]/[.T29]" office:value-type="float" office:value="53.3070889095476" calcext:value-type="float">
            <text:p>53.3070889095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531551" calcext:value-type="float">
            <text:p>0.531551</text:p>
          </table:table-cell>
          <table:table-cell office:value-type="float" office:value="58.9552" calcext:value-type="float">
            <text:p>58.9552</text:p>
          </table:table-cell>
          <table:table-cell/>
          <table:table-cell office:value-type="float" office:value="0.419632" calcext:value-type="float">
            <text:p>0.419632</text:p>
          </table:table-cell>
          <table:table-cell/>
          <table:table-cell table:formula="of:=[.G30]+[.H30]+[.I30]+[.K30]" office:value-type="float" office:value="59.906704" calcext:value-type="float">
            <text:p>59.906704</text:p>
          </table:table-cell>
          <table:table-cell office:value-type="float" office:value="58564.3" calcext:value-type="float">
            <text:p>58564.3</text:p>
          </table:table-cell>
          <table:table-cell office:value-type="float" office:value="0.078375" calcext:value-type="float">
            <text:p>0.078375</text:p>
          </table:table-cell>
          <table:table-cell office:value-type="float" office:value="0.502992" calcext:value-type="float">
            <text:p>0.502992</text:p>
          </table:table-cell>
          <table:table-cell/>
          <table:table-cell office:value-type="float" office:value="0.447876" calcext:value-type="float">
            <text:p>0.447876</text:p>
          </table:table-cell>
          <table:table-cell/>
          <table:table-cell table:formula="of:=[.G30]+[.O30]+[.P30]+[.R30]" office:value-type="float" office:value="1.029564" calcext:value-type="float">
            <text:p>1.029564</text:p>
          </table:table-cell>
          <table:table-cell office:value-type="float" office:value="58557.5" calcext:value-type="float">
            <text:p>58557.5</text:p>
          </table:table-cell>
          <table:table-cell table:formula="of:=[.H30]/[.O30]" office:value-type="float" office:value="6.78214992025518" calcext:value-type="float">
            <text:p>6.7821499203</text:p>
          </table:table-cell>
          <table:table-cell table:formula="of:=[.I30]/[.P30]" office:value-type="float" office:value="117.209021217037" calcext:value-type="float">
            <text:p>117.209021217</text:p>
          </table:table-cell>
          <table:table-cell table:formula="of:=[.M30]/[.T30]" office:value-type="float" office:value="58.186478936715" calcext:value-type="float">
            <text:p>58.1864789367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1.32332" calcext:value-type="float">
            <text:p>1.32332</text:p>
          </table:table-cell>
          <table:table-cell office:value-type="float" office:value="143.994" calcext:value-type="float">
            <text:p>143.994</text:p>
          </table:table-cell>
          <table:table-cell/>
          <table:table-cell office:value-type="float" office:value="1.02143" calcext:value-type="float">
            <text:p>1.02143</text:p>
          </table:table-cell>
          <table:table-cell/>
          <table:table-cell table:formula="of:=[.G31]+[.H31]+[.I31]+[.K31]" office:value-type="float" office:value="146.339006" calcext:value-type="float">
            <text:p>146.339006</text:p>
          </table:table-cell>
          <table:table-cell office:value-type="float" office:value="141990" calcext:value-type="float">
            <text:p>141990</text:p>
          </table:table-cell>
          <table:table-cell office:value-type="float" office:value="0.118255" calcext:value-type="float">
            <text:p>0.118255</text:p>
          </table:table-cell>
          <table:table-cell office:value-type="float" office:value="1.21004" calcext:value-type="float">
            <text:p>1.21004</text:p>
          </table:table-cell>
          <table:table-cell/>
          <table:table-cell office:value-type="float" office:value="1.06061" calcext:value-type="float">
            <text:p>1.06061</text:p>
          </table:table-cell>
          <table:table-cell/>
          <table:table-cell table:formula="of:=[.G31]+[.O31]+[.P31]+[.R31]" office:value-type="float" office:value="2.389161" calcext:value-type="float">
            <text:p>2.389161</text:p>
          </table:table-cell>
          <table:table-cell office:value-type="float" office:value="141933" calcext:value-type="float">
            <text:p>141933</text:p>
          </table:table-cell>
          <table:table-cell table:formula="of:=[.H31]/[.O31]" office:value-type="float" office:value="11.1903936408609" calcext:value-type="float">
            <text:p>11.1903936409</text:p>
          </table:table-cell>
          <table:table-cell table:formula="of:=[.I31]/[.P31]" office:value-type="float" office:value="118.999371921589" calcext:value-type="float">
            <text:p>118.9993719216</text:p>
          </table:table-cell>
          <table:table-cell table:formula="of:=[.M31]/[.T31]" office:value-type="float" office:value="61.2512116178022" calcext:value-type="float">
            <text:p>61.2512116178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2.32013" calcext:value-type="float">
            <text:p>2.32013</text:p>
          </table:table-cell>
          <table:table-cell office:value-type="float" office:value="287.797" calcext:value-type="float">
            <text:p>287.797</text:p>
          </table:table-cell>
          <table:table-cell/>
          <table:table-cell office:value-type="float" office:value="2.04112" calcext:value-type="float">
            <text:p>2.04112</text:p>
          </table:table-cell>
          <table:table-cell/>
          <table:table-cell table:formula="of:=[.G32]+[.H32]+[.I32]+[.K32]" office:value-type="float" office:value="292.15852" calcext:value-type="float">
            <text:p>292.15852</text:p>
          </table:table-cell>
          <table:table-cell office:value-type="float" office:value="285149" calcext:value-type="float">
            <text:p>285149</text:p>
          </table:table-cell>
          <table:table-cell office:value-type="float" office:value="0.162295" calcext:value-type="float">
            <text:p>0.162295</text:p>
          </table:table-cell>
          <table:table-cell office:value-type="float" office:value="2.39911" calcext:value-type="float">
            <text:p>2.39911</text:p>
          </table:table-cell>
          <table:table-cell/>
          <table:table-cell office:value-type="float" office:value="2.11094" calcext:value-type="float">
            <text:p>2.11094</text:p>
          </table:table-cell>
          <table:table-cell/>
          <table:table-cell table:formula="of:=[.G32]+[.O32]+[.P32]+[.R32]" office:value-type="float" office:value="4.672615" calcext:value-type="float">
            <text:p>4.672615</text:p>
          </table:table-cell>
          <table:table-cell office:value-type="float" office:value="285000" calcext:value-type="float">
            <text:p>285000</text:p>
          </table:table-cell>
          <table:table-cell table:formula="of:=[.H32]/[.O32]" office:value-type="float" office:value="14.2957577251302" calcext:value-type="float">
            <text:p>14.2957577251</text:p>
          </table:table-cell>
          <table:table-cell table:formula="of:=[.I32]/[.P32]" office:value-type="float" office:value="119.959901796916" calcext:value-type="float">
            <text:p>119.9599017969</text:p>
          </table:table-cell>
          <table:table-cell table:formula="of:=[.M32]/[.T32]" office:value-type="float" office:value="62.5256992069751" calcext:value-type="float">
            <text:p>62.525699207</text:p>
          </table:table-cell>
        </table:table-row>
        <table:table-row table:style-name="ro1">
          <table:table-cell table:number-columns-repeated="12"/>
          <table:table-cell table:formula="of:=[.G33]+[.H33]+[.I33]+[.K33]" office:value-type="float" office:value="0" calcext:value-type="float">
            <text:p>0</text:p>
          </table:table-cell>
          <table:table-cell table:number-columns-repeated="6"/>
          <table:table-cell table:formula="of:=[.G33]+[.O33]+[.P33]+[.R33]" office:value-type="float" office:value="0" calcext:value-type="float">
            <text:p>0</text:p>
          </table:table-cell>
          <table:table-cell/>
          <table:table-cell table:formula="of:=[.H33]/[.O33]" office:value-type="string" office:string-value="" calcext:value-type="error">
            <text:p>#DIV/0!</text:p>
          </table:table-cell>
          <table:table-cell table:formula="of:=[.I33]/[.P33]" office:value-type="string" office:string-value="" calcext:value-type="error">
            <text:p>#DIV/0!</text:p>
          </table:table-cell>
          <table:table-cell table:formula="of:=[.M33]/[.T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34]+[.H34]+[.I34]+[.K34]" office:value-type="float" office:value="0" calcext:value-type="float">
            <text:p>0</text:p>
          </table:table-cell>
          <table:table-cell table:number-columns-repeated="6"/>
          <table:table-cell table:formula="of:=[.G34]+[.O34]+[.P34]+[.R34]" office:value-type="float" office:value="0" calcext:value-type="float">
            <text:p>0</text:p>
          </table:table-cell>
          <table:table-cell/>
          <table:table-cell table:formula="of:=[.H34]/[.O34]" office:value-type="string" office:string-value="" calcext:value-type="error">
            <text:p>#DIV/0!</text:p>
          </table:table-cell>
          <table:table-cell table:formula="of:=[.I34]/[.P34]" office:value-type="string" office:string-value="" calcext:value-type="error">
            <text:p>#DIV/0!</text:p>
          </table:table-cell>
          <table:table-cell table:formula="of:=[.M34]/[.T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35]+[.H35]+[.I35]+[.K35]" office:value-type="float" office:value="0" calcext:value-type="float">
            <text:p>0</text:p>
          </table:table-cell>
          <table:table-cell table:number-columns-repeated="6"/>
          <table:table-cell table:formula="of:=[.G35]+[.O35]+[.P35]+[.R35]" office:value-type="float" office:value="0" calcext:value-type="float">
            <text:p>0</text:p>
          </table:table-cell>
          <table:table-cell/>
          <table:table-cell table:formula="of:=[.H35]/[.O35]" office:value-type="string" office:string-value="" calcext:value-type="error">
            <text:p>#DIV/0!</text:p>
          </table:table-cell>
          <table:table-cell table:formula="of:=[.I35]/[.P35]" office:value-type="string" office:string-value="" calcext:value-type="error">
            <text:p>#DIV/0!</text:p>
          </table:table-cell>
          <table:table-cell table:formula="of:=[.M35]/[.T3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214686" calcext:value-type="float">
            <text:p>0.214686</text:p>
          </table:table-cell>
          <table:table-cell office:value-type="float" office:value="21.9538" calcext:value-type="float">
            <text:p>21.9538</text:p>
          </table:table-cell>
          <table:table-cell/>
          <table:table-cell office:value-type="float" office:value="0.142513" calcext:value-type="float">
            <text:p>0.142513</text:p>
          </table:table-cell>
          <table:table-cell/>
          <table:table-cell table:formula="of:=[.G36]+[.H36]+[.I36]+[.K36]" office:value-type="float" office:value="22.311273" calcext:value-type="float">
            <text:p>22.311273</text:p>
          </table:table-cell>
          <table:table-cell office:value-type="float" office:value="13812.2" calcext:value-type="float">
            <text:p>13812.2</text:p>
          </table:table-cell>
          <table:table-cell office:value-type="float" office:value="0.089543" calcext:value-type="float">
            <text:p>0.089543</text:p>
          </table:table-cell>
          <table:table-cell office:value-type="float" office:value="0.137012" calcext:value-type="float">
            <text:p>0.137012</text:p>
          </table:table-cell>
          <table:table-cell/>
          <table:table-cell office:value-type="float" office:value="0.148065" calcext:value-type="float">
            <text:p>0.148065</text:p>
          </table:table-cell>
          <table:table-cell/>
          <table:table-cell table:formula="of:=[.G36]+[.O36]+[.P36]+[.R36]" office:value-type="float" office:value="0.374894" calcext:value-type="float">
            <text:p>0.374894</text:p>
          </table:table-cell>
          <table:table-cell office:value-type="float" office:value="13816.1" calcext:value-type="float">
            <text:p>13816.1</text:p>
          </table:table-cell>
          <table:table-cell table:formula="of:=[.H36]/[.O36]" office:value-type="float" office:value="2.39757434975375" calcext:value-type="float">
            <text:p>2.3975743498</text:p>
          </table:table-cell>
          <table:table-cell table:formula="of:=[.I36]/[.P36]" office:value-type="float" office:value="160.232680349167" calcext:value-type="float">
            <text:p>160.2326803492</text:p>
          </table:table-cell>
          <table:table-cell table:formula="of:=[.M36]/[.T36]" office:value-type="float" office:value="59.5135504969405" calcext:value-type="float">
            <text:p>59.51355049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99.0672" calcext:value-type="float">
            <text:p>99.0672</text:p>
          </table:table-cell>
          <table:table-cell/>
          <table:table-cell office:value-type="float" office:value="0.123139" calcext:value-type="float">
            <text:p>0.123139</text:p>
          </table:table-cell>
          <table:table-cell/>
          <table:table-cell table:formula="of:=[.G37]+[.H37]+[.I37]+[.K37]" office:value-type="float" office:value="99.967921" calcext:value-type="float">
            <text:p>99.967921</text:p>
          </table:table-cell>
          <table:table-cell office:value-type="float" office:value="13900.1" calcext:value-type="float">
            <text:p>13900.1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67202" calcext:value-type="float">
            <text:p>0.367202</text:p>
          </table:table-cell>
          <table:table-cell/>
          <table:table-cell office:value-type="float" office:value="0.157365" calcext:value-type="float">
            <text:p>0.157365</text:p>
          </table:table-cell>
          <table:table-cell/>
          <table:table-cell table:formula="of:=[.G37]+[.O37]+[.P37]+[.R37]" office:value-type="float" office:value="0.612987" calcext:value-type="float">
            <text:p>0.612987</text:p>
          </table:table-cell>
          <table:table-cell office:value-type="float" office:value="13982.1" calcext:value-type="float">
            <text:p>13982.1</text:p>
          </table:table-cell>
          <table:table-cell table:formula="of:=[.H37]/[.O37]" office:value-type="float" office:value="8.90822192896896" calcext:value-type="float">
            <text:p>8.908221929</text:p>
          </table:table-cell>
          <table:table-cell table:formula="of:=[.I37]/[.P37]" office:value-type="float" office:value="269.789380232134" calcext:value-type="float">
            <text:p>269.7893802321</text:p>
          </table:table-cell>
          <table:table-cell table:formula="of:=[.M37]/[.T37]" office:value-type="float" office:value="163.083264408544" calcext:value-type="float">
            <text:p>163.08326440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14.0281" calcext:value-type="float">
            <text:p>14.0281</text:p>
          </table:table-cell>
          <table:table-cell/>
          <table:table-cell office:value-type="float" office:value="0.0210488" calcext:value-type="float">
            <text:p>0.0210488</text:p>
          </table:table-cell>
          <table:table-cell office:value-type="float" office:value="1" calcext:value-type="float">
            <text:p>1</text:p>
          </table:table-cell>
          <table:table-cell table:formula="of:=[.G38]+[.H38]+[.I38]+[.K38]" office:value-type="float" office:value="14.8267518" calcext:value-type="float">
            <text:p>14.8267518</text:p>
          </table:table-cell>
          <table:table-cell office:value-type="float" office:value="16309.2" calcext:value-type="float">
            <text:p>16309.2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23511" calcext:value-type="float">
            <text:p>0.323511</text:p>
          </table:table-cell>
          <table:table-cell/>
          <table:table-cell office:value-type="float" office:value="0.024044" calcext:value-type="float">
            <text:p>0.024044</text:p>
          </table:table-cell>
          <table:table-cell office:value-type="float" office:value="2" calcext:value-type="float">
            <text:p>2</text:p>
          </table:table-cell>
          <table:table-cell table:formula="of:=[.G38]+[.O38]+[.P38]+[.R38]" office:value-type="float" office:value="0.435996" calcext:value-type="float">
            <text:p>0.435996</text:p>
          </table:table-cell>
          <table:table-cell office:value-type="float" office:value="16156.2" calcext:value-type="float">
            <text:p>16156.2</text:p>
          </table:table-cell>
          <table:table-cell table:formula="of:=[.H38]/[.O38]" office:value-type="float" office:value="8.90822192896896" calcext:value-type="float">
            <text:p>8.908221929</text:p>
          </table:table-cell>
          <table:table-cell table:formula="of:=[.I38]/[.P38]" office:value-type="float" office:value="43.3620495129996" calcext:value-type="float">
            <text:p>43.362049513</text:p>
          </table:table-cell>
          <table:table-cell table:formula="of:=[.M38]/[.T38]" office:value-type="float" office:value="34.0066234552611" calcext:value-type="float">
            <text:p>34.00662345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27.5173" calcext:value-type="float">
            <text:p>27.5173</text:p>
          </table:table-cell>
          <table:table-cell/>
          <table:table-cell office:value-type="float" office:value="0.04023" calcext:value-type="float">
            <text:p>0.04023</text:p>
          </table:table-cell>
          <table:table-cell office:value-type="float" office:value="0" calcext:value-type="float">
            <text:p>0</text:p>
          </table:table-cell>
          <table:table-cell table:formula="of:=[.G39]+[.H39]+[.I39]+[.K39]" office:value-type="float" office:value="28.335137" calcext:value-type="float">
            <text:p>28.335137</text:p>
          </table:table-cell>
          <table:table-cell office:value-type="float" office:value="14970.1" calcext:value-type="float">
            <text:p>14970.1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29856" calcext:value-type="float">
            <text:p>0.329856</text:p>
          </table:table-cell>
          <table:table-cell/>
          <table:table-cell office:value-type="float" office:value="0.0454778" calcext:value-type="float">
            <text:p>0.0454778</text:p>
          </table:table-cell>
          <table:table-cell office:value-type="float" office:value="1" calcext:value-type="float">
            <text:p>1</text:p>
          </table:table-cell>
          <table:table-cell table:formula="of:=[.G39]+[.O39]+[.P39]+[.R39]" office:value-type="float" office:value="0.4637788" calcext:value-type="float">
            <text:p>0.4637788</text:p>
          </table:table-cell>
          <table:table-cell office:value-type="float" office:value="14883.4" calcext:value-type="float">
            <text:p>14883.4</text:p>
          </table:table-cell>
          <table:table-cell table:formula="of:=[.H39]/[.O39]" office:value-type="float" office:value="8.90822192896896" calcext:value-type="float">
            <text:p>8.908221929</text:p>
          </table:table-cell>
          <table:table-cell table:formula="of:=[.I39]/[.P39]" office:value-type="float" office:value="83.4221599728366" calcext:value-type="float">
            <text:p>83.4221599728</text:p>
          </table:table-cell>
          <table:table-cell table:formula="of:=[.M39]/[.T39]" office:value-type="float" office:value="61.0962316518133" calcext:value-type="float">
            <text:p>61.09623165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41.0303" calcext:value-type="float">
            <text:p>41.0303</text:p>
          </table:table-cell>
          <table:table-cell/>
          <table:table-cell office:value-type="float" office:value="0.0590458" calcext:value-type="float">
            <text:p>0.0590458</text:p>
          </table:table-cell>
          <table:table-cell/>
          <table:table-cell table:formula="of:=[.G40]+[.H40]+[.I40]+[.K40]" office:value-type="float" office:value="41.8669458" calcext:value-type="float">
            <text:p>41.8669458</text:p>
          </table:table-cell>
          <table:table-cell office:value-type="float" office:value="14487.9" calcext:value-type="float">
            <text:p>14487.9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32834" calcext:value-type="float">
            <text:p>0.332834</text:p>
          </table:table-cell>
          <table:table-cell/>
          <table:table-cell office:value-type="float" office:value="0.0695612" calcext:value-type="float">
            <text:p>0.0695612</text:p>
          </table:table-cell>
          <table:table-cell/>
          <table:table-cell table:formula="of:=[.G40]+[.O40]+[.P40]+[.R40]" office:value-type="float" office:value="0.4908332" calcext:value-type="float">
            <text:p>0.4908332</text:p>
          </table:table-cell>
          <table:table-cell office:value-type="float" office:value="14424.9" calcext:value-type="float">
            <text:p>14424.9</text:p>
          </table:table-cell>
          <table:table-cell table:formula="of:=[.H40]/[.O40]" office:value-type="float" office:value="8.90822192896896" calcext:value-type="float">
            <text:p>8.908221929</text:p>
          </table:table-cell>
          <table:table-cell table:formula="of:=[.I40]/[.P40]" office:value-type="float" office:value="123.275566799065" calcext:value-type="float">
            <text:p>123.2755667991</text:p>
          </table:table-cell>
          <table:table-cell table:formula="of:=[.M40]/[.T40]" office:value-type="float" office:value="85.2977056156756" calcext:value-type="float">
            <text:p>85.29770561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60.6337" calcext:value-type="float">
            <text:p>60.6337</text:p>
          </table:table-cell>
          <table:table-cell/>
          <table:table-cell office:value-type="float" office:value="0.0826562" calcext:value-type="float">
            <text:p>0.0826562</text:p>
          </table:table-cell>
          <table:table-cell/>
          <table:table-cell table:formula="of:=[.G41]+[.H41]+[.I41]+[.K41]" office:value-type="float" office:value="61.4939412" calcext:value-type="float">
            <text:p>61.4939412</text:p>
          </table:table-cell>
          <table:table-cell office:value-type="float" office:value="14162.3" calcext:value-type="float">
            <text:p>14162.3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50357" calcext:value-type="float">
            <text:p>0.350357</text:p>
          </table:table-cell>
          <table:table-cell/>
          <table:table-cell office:value-type="float" office:value="0.0953382" calcext:value-type="float">
            <text:p>0.0953382</text:p>
          </table:table-cell>
          <table:table-cell/>
          <table:table-cell table:formula="of:=[.G41]+[.O41]+[.P41]+[.R41]" office:value-type="float" office:value="0.5341182" calcext:value-type="float">
            <text:p>0.5341182</text:p>
          </table:table-cell>
          <table:table-cell office:value-type="float" office:value="14083" calcext:value-type="float">
            <text:p>14083</text:p>
          </table:table-cell>
          <table:table-cell table:formula="of:=[.H41]/[.O41]" office:value-type="float" office:value="8.90822192896896" calcext:value-type="float">
            <text:p>8.908221929</text:p>
          </table:table-cell>
          <table:table-cell table:formula="of:=[.I41]/[.P41]" office:value-type="float" office:value="173.062618985777" calcext:value-type="float">
            <text:p>173.0626189858</text:p>
          </table:table-cell>
          <table:table-cell table:formula="of:=[.M41]/[.T41]" office:value-type="float" office:value="115.131709048671" calcext:value-type="float">
            <text:p>115.1317090487</text:p>
          </table:table-cell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6"/>
          <table:table-cell office:value-type="float" office:value="1.78346" calcext:value-type="float">
            <text:p>1.78346</text:p>
          </table:table-cell>
          <table:table-cell/>
          <table:table-cell office:value-type="float" office:value="6.80963" calcext:value-type="float">
            <text:p>6.8096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173" calcext:value-type="float">
            <text:p>1.78173</text:p>
          </table:table-cell>
          <table:table-cell/>
          <table:table-cell office:value-type="float" office:value="6.72519" calcext:value-type="float">
            <text:p>6.7251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028" calcext:value-type="float">
            <text:p>1.78028</text:p>
          </table:table-cell>
          <table:table-cell/>
          <table:table-cell office:value-type="float" office:value="6.72371" calcext:value-type="float">
            <text:p>6.7237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593" calcext:value-type="float">
            <text:p>1.78593</text:p>
          </table:table-cell>
          <table:table-cell/>
          <table:table-cell office:value-type="float" office:value="6.72059" calcext:value-type="float">
            <text:p>6.7205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55" calcext:value-type="float">
            <text:p>1.7855</text:p>
          </table:table-cell>
          <table:table-cell/>
          <table:table-cell office:value-type="float" office:value="6.71976" calcext:value-type="float">
            <text:p>6.71976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SUM([.G51:.G55])" office:value-type="float" office:value="8.9169" calcext:value-type="float">
            <text:p>8.9169</text:p>
          </table:table-cell>
          <table:table-cell/>
          <table:table-cell table:formula="of:=SUM([.I51:.I55])" office:value-type="float" office:value="33.69888" calcext:value-type="float">
            <text:p>33.69888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G56]/5" office:value-type="float" office:value="1.78338" calcext:value-type="float">
            <text:p>1.78338</text:p>
          </table:table-cell>
          <table:table-cell/>
          <table:table-cell table:formula="of:=[.I56]/5" office:value-type="float" office:value="6.739776" calcext:value-type="float">
            <text:p>6.739776</text:p>
          </table:table-cell>
          <table:table-cell table:number-columns-repeated="15"/>
        </table:table-row>
      </table:table>
      <table:table table:name="Sheet2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number of obstacles</text:p>
          </table:table-cell>
          <table:table-cell office:value-type="string" calcext:value-type="string">
            <text:p>vol obs</text:p>
          </table:table-cell>
          <table:table-cell office:value-type="string" calcext:value-type="string">
            <text:p>world vol</text:p>
          </table:table-cell>
          <table:table-cell office:value-type="string" calcext:value-type="string">
            <text:p>sample nod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waypoints</text:p>
          </table:table-cell>
          <table:table-cell office:value-type="string" calcext:value-type="string">
            <text:p>sample gen time</text:p>
          </table:table-cell>
          <table:table-cell office:value-type="string" calcext:value-type="string">
            <text:p>Knn-ann</text:p>
          </table:table-cell>
          <table:table-cell office:value-type="string" calcext:value-type="string">
            <text:p>total time ann</text:p>
          </table:table-cell>
          <table:table-cell office:value-type="string" calcext:value-type="string">
            <text:p>sample gen_parallel</text:p>
          </table:table-cell>
          <table:table-cell office:value-type="string" calcext:value-type="string">
            <text:p>Knn-gpu</text:p>
          </table:table-cell>
          <table:table-cell office:value-type="string" calcext:value-type="string">
            <text:p>total time gpu</text:p>
          </table:table-cell>
          <table:table-cell office:value-type="string" calcext:value-type="string">
            <text:p>sample gen speed</text:p>
          </table:table-cell>
          <table:table-cell office:value-type="string" calcext:value-type="string">
            <text:p>knn speed</text:p>
          </table:table-cell>
          <table:table-cell office:value-type="string" calcext:value-type="string">
            <text:p>total time spee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8773" calcext:value-type="float">
            <text:p>0.008773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2785648" calcext:value-type="float">
            <text:p>0.2785648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85912" calcext:value-type="float">
            <text:p>0.085912</text:p>
          </table:table-cell>
          <table:table-cell office:value-type="float" office:value="0.158844830707949" calcext:value-type="float">
            <text:p>0.1588448307</text:p>
          </table:table-cell>
          <table:table-cell office:value-type="float" office:value="11.9732142857143" calcext:value-type="float">
            <text:p>11.9732142857</text:p>
          </table:table-cell>
          <table:table-cell office:value-type="float" office:value="3.24244343048701" calcext:value-type="float">
            <text:p>3.242443430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37264" calcext:value-type="float">
            <text:p>0.037264</text:p>
          </table:table-cell>
          <table:table-cell office:value-type="float" office:value="2.3635" calcext:value-type="float">
            <text:p>2.3635</text:p>
          </table:table-cell>
          <table:table-cell office:value-type="float" office:value="2.405166" calcext:value-type="float">
            <text:p>2.405166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8132" calcext:value-type="float">
            <text:p>0.088132</text:p>
          </table:table-cell>
          <table:table-cell office:value-type="float" office:value="0.67470577584646" calcext:value-type="float">
            <text:p>0.6747057758</text:p>
          </table:table-cell>
          <table:table-cell office:value-type="float" office:value="90.9038461538461" calcext:value-type="float">
            <text:p>90.9038461538</text:p>
          </table:table-cell>
          <table:table-cell office:value-type="float" office:value="27.2904960740707" calcext:value-type="float">
            <text:p>27.290496074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403803" calcext:value-type="float">
            <text:p>0.403803</text:p>
          </table:table-cell>
          <table:table-cell office:value-type="float" office:value="25.94" calcext:value-type="float">
            <text:p>25.94</text:p>
          </table:table-cell>
          <table:table-cell office:value-type="float" office:value="26.37962" calcext:value-type="float">
            <text:p>26.37962</text:p>
          </table:table-cell>
          <table:table-cell office:value-type="float" office:value="0.066872" calcext:value-type="float">
            <text:p>0.06687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260389" calcext:value-type="float">
            <text:p>0.260389</text:p>
          </table:table-cell>
          <table:table-cell office:value-type="float" office:value="6.03844658451968" calcext:value-type="float">
            <text:p>6.0384465845</text:p>
          </table:table-cell>
          <table:table-cell office:value-type="float" office:value="173.279893119572" calcext:value-type="float">
            <text:p>173.2798931196</text:p>
          </table:table-cell>
          <table:table-cell office:value-type="float" office:value="101.308503815445" calcext:value-type="float">
            <text:p>101.3085038154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453533" calcext:value-type="float">
            <text:p>0.453533</text:p>
          </table:table-cell>
          <table:table-cell office:value-type="float" office:value="33.3324" calcext:value-type="float">
            <text:p>33.3324</text:p>
          </table:table-cell>
          <table:table-cell office:value-type="float" office:value="33.831751" calcext:value-type="float">
            <text:p>33.831751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308898" calcext:value-type="float">
            <text:p>0.308898</text:p>
          </table:table-cell>
          <table:table-cell office:value-type="float" office:value="6.4167091114884" calcext:value-type="float">
            <text:p>6.4167091115</text:p>
          </table:table-cell>
          <table:table-cell office:value-type="float" office:value="180.467785598267" calcext:value-type="float">
            <text:p>180.4677855983</text:p>
          </table:table-cell>
          <table:table-cell office:value-type="float" office:value="109.524020874204" calcext:value-type="float">
            <text:p>109.5240208742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66.9761" calcext:value-type="float">
            <text:p>66.9761</text:p>
          </table:table-cell>
          <table:table-cell office:value-type="float" office:value="67.843885" calcext:value-type="float">
            <text:p>67.843885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554823" calcext:value-type="float">
            <text:p>0.554823</text:p>
          </table:table-cell>
          <table:table-cell office:value-type="float" office:value="8.90822192896896" calcext:value-type="float">
            <text:p>8.908221929</text:p>
          </table:table-cell>
          <table:table-cell office:value-type="float" office:value="186.09641567102" calcext:value-type="float">
            <text:p>186.096415671</text:p>
          </table:table-cell>
          <table:table-cell office:value-type="float" office:value="122.280231713537" calcext:value-type="float">
            <text:p>122.2802317135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.2656" calcext:value-type="float">
            <text:p>1.2656</text:p>
          </table:table-cell>
          <table:table-cell office:value-type="float" office:value="134.2274" calcext:value-type="float">
            <text:p>134.2274</text:p>
          </table:table-cell>
          <table:table-cell office:value-type="float" office:value="135.675633" calcext:value-type="float">
            <text:p>135.675633</text:p>
          </table:table-cell>
          <table:table-cell office:value-type="float" office:value="0.070885" calcext:value-type="float">
            <text:p>0.070885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988018" calcext:value-type="float">
            <text:p>0.988018</text:p>
          </table:table-cell>
          <table:table-cell office:value-type="float" office:value="17.8542710023277" calcext:value-type="float">
            <text:p>17.8542710023</text:p>
          </table:table-cell>
          <table:table-cell office:value-type="float" office:value="190.745203922126" calcext:value-type="float">
            <text:p>190.7452039221</text:p>
          </table:table-cell>
          <table:table-cell office:value-type="float" office:value="137.321013382347" calcext:value-type="float">
            <text:p>137.3210133823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2.29417" calcext:value-type="float">
            <text:p>2.29417</text:p>
          </table:table-cell>
          <table:table-cell office:value-type="float" office:value="268.7222" calcext:value-type="float">
            <text:p>268.7222</text:p>
          </table:table-cell>
          <table:table-cell office:value-type="float" office:value="271.382855" calcext:value-type="float">
            <text:p>271.382855</text:p>
          </table:table-cell>
          <table:table-cell office:value-type="float" office:value="0.082662" calcext:value-type="float">
            <text:p>0.082662</text:p>
          </table:table-cell>
          <table:table-cell office:value-type="float" office:value="1.3992" calcext:value-type="float">
            <text:p>1.3992</text:p>
          </table:table-cell>
          <table:table-cell office:value-type="float" office:value="1.910547" calcext:value-type="float">
            <text:p>1.910547</text:p>
          </table:table-cell>
          <table:table-cell office:value-type="float" office:value="27.7536231884058" calcext:value-type="float">
            <text:p>27.7536231884</text:p>
          </table:table-cell>
          <table:table-cell office:value-type="float" office:value="192.054173813608" calcext:value-type="float">
            <text:p>192.0541738136</text:p>
          </table:table-cell>
          <table:table-cell office:value-type="float" office:value="142.044584613726" calcext:value-type="float">
            <text:p>142.0445846137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5.93975" calcext:value-type="float">
            <text:p>5.93975</text:p>
          </table:table-cell>
          <table:table-cell office:value-type="float" office:value="656.9864" calcext:value-type="float">
            <text:p>656.9864</text:p>
          </table:table-cell>
          <table:table-cell office:value-type="float" office:value="663.820971" calcext:value-type="float">
            <text:p>663.820971</text:p>
          </table:table-cell>
          <table:table-cell office:value-type="float" office:value="0.130665" calcext:value-type="float">
            <text:p>0.130665</text:p>
          </table:table-cell>
          <table:table-cell office:value-type="float" office:value="3.3724" calcext:value-type="float">
            <text:p>3.3724</text:p>
          </table:table-cell>
          <table:table-cell office:value-type="float" office:value="4.542786" calcext:value-type="float">
            <text:p>4.542786</text:p>
          </table:table-cell>
          <table:table-cell office:value-type="float" office:value="45.4578502276815" calcext:value-type="float">
            <text:p>45.4578502277</text:p>
          </table:table-cell>
          <table:table-cell office:value-type="float" office:value="194.812714980429" calcext:value-type="float">
            <text:p>194.8127149804</text:p>
          </table:table-cell>
          <table:table-cell office:value-type="float" office:value="146.126401507797" calcext:value-type="float">
            <text:p>146.1264015078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10.9743" calcext:value-type="float">
            <text:p>10.9743</text:p>
          </table:table-cell>
          <table:table-cell office:value-type="float" office:value="1312.632" calcext:value-type="float">
            <text:p>1312.632</text:p>
          </table:table-cell>
          <table:table-cell office:value-type="float" office:value="1325.391122" calcext:value-type="float">
            <text:p>1325.391122</text:p>
          </table:table-cell>
          <table:table-cell office:value-type="float" office:value="0.170077" calcext:value-type="float">
            <text:p>0.170077</text:p>
          </table:table-cell>
          <table:table-cell office:value-type="float" office:value="6.739776" calcext:value-type="float">
            <text:p>6.739776</text:p>
          </table:table-cell>
          <table:table-cell office:value-type="float" office:value="8.986735" calcext:value-type="float">
            <text:p>8.986735</text:p>
          </table:table-cell>
          <table:table-cell office:value-type="float" office:value="64.5254796356944" calcext:value-type="float">
            <text:p>64.5254796357</text:p>
          </table:table-cell>
          <table:table-cell office:value-type="float" office:value="194.758994957696" calcext:value-type="float">
            <text:p>194.7589949577</text:p>
          </table:table-cell>
          <table:table-cell office:value-type="float" office:value="147.483053856601" calcext:value-type="float">
            <text:p>147.4830538566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474.4" calcext:value-type="float">
            <text:p>26474.4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18282" calcext:value-type="float">
            <text:p>0.018282</text:p>
          </table:table-cell>
          <table:table-cell office:value-type="float" office:value="0.487281" calcext:value-type="float">
            <text:p>0.487281</text:p>
          </table:table-cell>
          <table:table-cell office:value-type="float" office:value="0.5084212" calcext:value-type="float">
            <text:p>0.5084212</text:p>
          </table:table-cell>
          <table:table-cell office:value-type="float" office:value="0.055525" calcext:value-type="float">
            <text:p>0.055525</text:p>
          </table:table-cell>
          <table:table-cell office:value-type="float" office:value="0.0148216" calcext:value-type="float">
            <text:p>0.0148216</text:p>
          </table:table-cell>
          <table:table-cell office:value-type="float" office:value="0.0739058" calcext:value-type="float">
            <text:p>0.0739058</text:p>
          </table:table-cell>
          <table:table-cell office:value-type="float" office:value="0.32925709140027" calcext:value-type="float">
            <text:p>0.3292570914</text:p>
          </table:table-cell>
          <table:table-cell office:value-type="float" office:value="32.8764101041723" calcext:value-type="float">
            <text:p>32.8764101042</text:p>
          </table:table-cell>
          <table:table-cell office:value-type="float" office:value="6.87931393747175" calcext:value-type="float">
            <text:p>6.879313937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70094" calcext:value-type="float">
            <text:p>0.070094</text:p>
          </table:table-cell>
          <table:table-cell office:value-type="float" office:value="4.2644" calcext:value-type="float">
            <text:p>4.2644</text:p>
          </table:table-cell>
          <table:table-cell office:value-type="float" office:value="4.3397258" calcext:value-type="float">
            <text:p>4.3397258</text:p>
          </table:table-cell>
          <table:table-cell office:value-type="float" office:value="0.058784" calcext:value-type="float">
            <text:p>0.058784</text:p>
          </table:table-cell>
          <table:table-cell office:value-type="float" office:value="0.0354314" calcext:value-type="float">
            <text:p>0.0354314</text:p>
          </table:table-cell>
          <table:table-cell office:value-type="float" office:value="0.1004796" calcext:value-type="float">
            <text:p>0.1004796</text:p>
          </table:table-cell>
          <table:table-cell office:value-type="float" office:value="1.19239929232444" calcext:value-type="float">
            <text:p>1.1923992923</text:p>
          </table:table-cell>
          <table:table-cell office:value-type="float" office:value="120.356519923006" calcext:value-type="float">
            <text:p>120.356519923</text:p>
          </table:table-cell>
          <table:table-cell office:value-type="float" office:value="43.1901181931457" calcext:value-type="float">
            <text:p>43.1901181931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980611" calcext:value-type="float">
            <text:p>0.980611</text:p>
          </table:table-cell>
          <table:table-cell office:value-type="float" office:value="60.1408" calcext:value-type="float">
            <text:p>60.1408</text:p>
          </table:table-cell>
          <table:table-cell office:value-type="float" office:value="61.161184" calcext:value-type="float">
            <text:p>61.161184</text:p>
          </table:table-cell>
          <table:table-cell office:value-type="float" office:value="0.07558" calcext:value-type="float">
            <text:p>0.07558</text:p>
          </table:table-cell>
          <table:table-cell office:value-type="float" office:value="0.325515" calcext:value-type="float">
            <text:p>0.325515</text:p>
          </table:table-cell>
          <table:table-cell office:value-type="float" office:value="0.4552948" calcext:value-type="float">
            <text:p>0.4552948</text:p>
          </table:table-cell>
          <table:table-cell office:value-type="float" office:value="12.9744773749669" calcext:value-type="float">
            <text:p>12.974477375</text:p>
          </table:table-cell>
          <table:table-cell office:value-type="float" office:value="184.755848424804" calcext:value-type="float">
            <text:p>184.7558484248</text:p>
          </table:table-cell>
          <table:table-cell office:value-type="float" office:value="134.333148544635" calcext:value-type="float">
            <text:p>134.3331485446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1.58891" calcext:value-type="float">
            <text:p>1.58891</text:p>
          </table:table-cell>
          <table:table-cell office:value-type="float" office:value="121.444" calcext:value-type="float">
            <text:p>121.444</text:p>
          </table:table-cell>
          <table:table-cell office:value-type="float" office:value="123.1103554" calcext:value-type="float">
            <text:p>123.1103554</text:p>
          </table:table-cell>
          <table:table-cell office:value-type="float" office:value="0.089759" calcext:value-type="float">
            <text:p>0.089759</text:p>
          </table:table-cell>
          <table:table-cell office:value-type="float" office:value="0.64847" calcext:value-type="float">
            <text:p>0.64847</text:p>
          </table:table-cell>
          <table:table-cell office:value-type="float" office:value="0.842962" calcext:value-type="float">
            <text:p>0.842962</text:p>
          </table:table-cell>
          <table:table-cell office:value-type="float" office:value="17.7019574638755" calcext:value-type="float">
            <text:p>17.7019574639</text:p>
          </table:table-cell>
          <table:table-cell office:value-type="float" office:value="187.277746079233" calcext:value-type="float">
            <text:p>187.2777460792</text:p>
          </table:table-cell>
          <table:table-cell office:value-type="float" office:value="146.044964541699" calcext:value-type="float">
            <text:p>146.0449645417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2.56157" calcext:value-type="float">
            <text:p>2.56157</text:p>
          </table:table-cell>
          <table:table-cell office:value-type="float" office:value="243.466" calcext:value-type="float">
            <text:p>243.466</text:p>
          </table:table-cell>
          <table:table-cell office:value-type="float" office:value="246.180523" calcext:value-type="float">
            <text:p>246.180523</text:p>
          </table:table-cell>
          <table:table-cell office:value-type="float" office:value="0.080595" calcext:value-type="float">
            <text:p>0.080595</text:p>
          </table:table-cell>
          <table:table-cell office:value-type="float" office:value="1.26987" calcext:value-type="float">
            <text:p>1.26987</text:p>
          </table:table-cell>
          <table:table-cell office:value-type="float" office:value="1.560088" calcext:value-type="float">
            <text:p>1.560088</text:p>
          </table:table-cell>
          <table:table-cell office:value-type="float" office:value="31.7832371735219" calcext:value-type="float">
            <text:p>31.7832371735</text:p>
          </table:table-cell>
          <table:table-cell office:value-type="float" office:value="191.72513721877" calcext:value-type="float">
            <text:p>191.7251372188</text:p>
          </table:table-cell>
          <table:table-cell office:value-type="float" office:value="157.799126074939" calcext:value-type="float">
            <text:p>157.7991260749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4.75764" calcext:value-type="float">
            <text:p>4.75764</text:p>
          </table:table-cell>
          <table:table-cell office:value-type="float" office:value="486.944" calcext:value-type="float">
            <text:p>486.944</text:p>
          </table:table-cell>
          <table:table-cell office:value-type="float" office:value="492.00634" calcext:value-type="float">
            <text:p>492.00634</text:p>
          </table:table-cell>
          <table:table-cell office:value-type="float" office:value="0.095623" calcext:value-type="float">
            <text:p>0.095623</text:p>
          </table:table-cell>
          <table:table-cell office:value-type="float" office:value="2.52558" calcext:value-type="float">
            <text:p>2.52558</text:p>
          </table:table-cell>
          <table:table-cell office:value-type="float" office:value="3.038405" calcext:value-type="float">
            <text:p>3.038405</text:p>
          </table:table-cell>
          <table:table-cell office:value-type="float" office:value="49.7541386486515" calcext:value-type="float">
            <text:p>49.7541386487</text:p>
          </table:table-cell>
          <table:table-cell office:value-type="float" office:value="192.804821070804" calcext:value-type="float">
            <text:p>192.8048210708</text:p>
          </table:table-cell>
          <table:table-cell office:value-type="float" office:value="161.929150327228" calcext:value-type="float">
            <text:p>161.9291503272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12.2557" calcext:value-type="float">
            <text:p>12.2557</text:p>
          </table:table-cell>
          <table:table-cell office:value-type="float" office:value="1193.36" calcext:value-type="float">
            <text:p>1193.36</text:p>
          </table:table-cell>
          <table:table-cell office:value-type="float" office:value="1206.36024" calcext:value-type="float">
            <text:p>1206.36024</text:p>
          </table:table-cell>
          <table:table-cell office:value-type="float" office:value="0.150962" calcext:value-type="float">
            <text:p>0.150962</text:p>
          </table:table-cell>
          <table:table-cell office:value-type="float" office:value="6.1798" calcext:value-type="float">
            <text:p>6.1798</text:p>
          </table:table-cell>
          <table:table-cell office:value-type="float" office:value="7.355771" calcext:value-type="float">
            <text:p>7.355771</text:p>
          </table:table-cell>
          <table:table-cell office:value-type="float" office:value="81.1840065711901" calcext:value-type="float">
            <text:p>81.1840065712</text:p>
          </table:table-cell>
          <table:table-cell office:value-type="float" office:value="193.106573028253" calcext:value-type="float">
            <text:p>193.1065730283</text:p>
          </table:table-cell>
          <table:table-cell office:value-type="float" office:value="164.001875534189" calcext:value-type="float">
            <text:p>164.0018755342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22.8674" calcext:value-type="float">
            <text:p>22.8674</text:p>
          </table:table-cell>
          <table:table-cell/>
          <table:table-cell office:value-type="float" office:value="22.8674" calcext:value-type="float">
            <text:p>22.8674</text:p>
          </table:table-cell>
          <table:table-cell office:value-type="float" office:value="0.170051" calcext:value-type="float">
            <text:p>0.170051</text:p>
          </table:table-cell>
          <table:table-cell/>
          <table:table-cell office:value-type="float" office:value="0.170051" calcext:value-type="float">
            <text:p>0.170051</text:p>
          </table:table-cell>
          <table:table-cell office:value-type="float" office:value="134.473775514405" calcext:value-type="float">
            <text:p>134.4737755144</text:p>
          </table:table-cell>
          <table:table-cell office:value-type="string" calcext:value-type="string">
            <text:p>#DIV/0!</text:p>
          </table:table-cell>
          <table:table-cell office:value-type="float" office:value="134.473775514405" calcext:value-type="float">
            <text:p>134.4737755144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744122" calcext:value-type="float">
            <text:p>0.0744122</text:p>
          </table:table-cell>
          <table:table-cell office:value-type="float" office:value="0.0770134" calcext:value-type="float">
            <text:p>0.0770134</text:p>
          </table:table-cell>
          <table:table-cell office:value-type="float" office:value="0.055126" calcext:value-type="float">
            <text:p>0.055126</text:p>
          </table:table-cell>
          <table:table-cell office:value-type="float" office:value="0.0074378" calcext:value-type="float">
            <text:p>0.0074378</text:p>
          </table:table-cell>
          <table:table-cell office:value-type="float" office:value="0.0633988" calcext:value-type="float">
            <text:p>0.0633988</text:p>
          </table:table-cell>
          <table:table-cell office:value-type="float" office:value="0.033142255922795" calcext:value-type="float">
            <text:p>0.0331422559</text:p>
          </table:table-cell>
          <table:table-cell office:value-type="float" office:value="10.0045981338568" calcext:value-type="float">
            <text:p>10.0045981339</text:p>
          </table:table-cell>
          <table:table-cell office:value-type="float" office:value="1.21474538950264" calcext:value-type="float">
            <text:p>1.214745389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536132" calcext:value-type="float">
            <text:p>0.536132</text:p>
          </table:table-cell>
          <table:table-cell office:value-type="float" office:value="0.548358" calcext:value-type="float">
            <text:p>0.548358</text:p>
          </table:table-cell>
          <table:table-cell office:value-type="float" office:value="0.063368" calcext:value-type="float">
            <text:p>0.063368</text:p>
          </table:table-cell>
          <table:table-cell office:value-type="float" office:value="0.0144206" calcext:value-type="float">
            <text:p>0.0144206</text:p>
          </table:table-cell>
          <table:table-cell office:value-type="float" office:value="0.082628" calcext:value-type="float">
            <text:p>0.082628</text:p>
          </table:table-cell>
          <table:table-cell office:value-type="float" office:value="0.129718469890165" calcext:value-type="float">
            <text:p>0.1297184699</text:p>
          </table:table-cell>
          <table:table-cell office:value-type="float" office:value="37.1782034034645" calcext:value-type="float">
            <text:p>37.1782034035</text:p>
          </table:table-cell>
          <table:table-cell office:value-type="float" office:value="6.6364670571719" calcext:value-type="float">
            <text:p>6.6364670572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140297" calcext:value-type="float">
            <text:p>0.140297</text:p>
          </table:table-cell>
          <table:table-cell office:value-type="float" office:value="7.32801" calcext:value-type="float">
            <text:p>7.32801</text:p>
          </table:table-cell>
          <table:table-cell office:value-type="float" office:value="7.5208154" calcext:value-type="float">
            <text:p>7.5208154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0.07196" calcext:value-type="float">
            <text:p>0.07196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1.86099909799968" calcext:value-type="float">
            <text:p>1.860999098</text:p>
          </table:table-cell>
          <table:table-cell office:value-type="float" office:value="101.834491384102" calcext:value-type="float">
            <text:p>101.8344913841</text:p>
          </table:table-cell>
          <table:table-cell office:value-type="float" office:value="36.6954965064991" calcext:value-type="float">
            <text:p>36.6954965065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214686" calcext:value-type="float">
            <text:p>0.214686</text:p>
          </table:table-cell>
          <table:table-cell office:value-type="float" office:value="14.7158" calcext:value-type="float">
            <text:p>14.7158</text:p>
          </table:table-cell>
          <table:table-cell office:value-type="float" office:value="15.034619" calcext:value-type="float">
            <text:p>15.034619</text:p>
          </table:table-cell>
          <table:table-cell office:value-type="float" office:value="0.089543" calcext:value-type="float">
            <text:p>0.089543</text:p>
          </table:table-cell>
          <table:table-cell office:value-type="float" office:value="0.133405" calcext:value-type="float">
            <text:p>0.133405</text:p>
          </table:table-cell>
          <table:table-cell office:value-type="float" office:value="0.337346" calcext:value-type="float">
            <text:p>0.337346</text:p>
          </table:table-cell>
          <table:table-cell office:value-type="float" office:value="2.39757434975375" calcext:value-type="float">
            <text:p>2.3975743498</text:p>
          </table:table-cell>
          <table:table-cell office:value-type="float" office:value="110.30920880027" calcext:value-type="float">
            <text:p>110.3092088003</text:p>
          </table:table-cell>
          <table:table-cell office:value-type="float" office:value="44.5673551783629" calcext:value-type="float">
            <text:p>44.5673551784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319646" calcext:value-type="float">
            <text:p>0.319646</text:p>
          </table:table-cell>
          <table:table-cell office:value-type="float" office:value="29.461" calcext:value-type="float">
            <text:p>29.461</text:p>
          </table:table-cell>
          <table:table-cell office:value-type="float" office:value="29.989662" calcext:value-type="float">
            <text:p>29.989662</text:p>
          </table:table-cell>
          <table:table-cell office:value-type="float" office:value="0.07789" calcext:value-type="float">
            <text:p>0.07789</text:p>
          </table:table-cell>
          <table:table-cell office:value-type="float" office:value="0.257893" calcext:value-type="float">
            <text:p>0.257893</text:p>
          </table:table-cell>
          <table:table-cell office:value-type="float" office:value="0.562583" calcext:value-type="float">
            <text:p>0.562583</text:p>
          </table:table-cell>
          <table:table-cell office:value-type="float" office:value="4.1038130697137" calcext:value-type="float">
            <text:p>4.1038130697</text:p>
          </table:table-cell>
          <table:table-cell office:value-type="float" office:value="114.23729996549" calcext:value-type="float">
            <text:p>114.2372999655</text:p>
          </table:table-cell>
          <table:table-cell office:value-type="float" office:value="53.3070889095476" calcext:value-type="float">
            <text:p>53.3070889095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531551" calcext:value-type="float">
            <text:p>0.531551</text:p>
          </table:table-cell>
          <table:table-cell office:value-type="float" office:value="58.9552" calcext:value-type="float">
            <text:p>58.9552</text:p>
          </table:table-cell>
          <table:table-cell office:value-type="float" office:value="59.906704" calcext:value-type="float">
            <text:p>59.906704</text:p>
          </table:table-cell>
          <table:table-cell office:value-type="float" office:value="0.078375" calcext:value-type="float">
            <text:p>0.078375</text:p>
          </table:table-cell>
          <table:table-cell office:value-type="float" office:value="0.502992" calcext:value-type="float">
            <text:p>0.502992</text:p>
          </table:table-cell>
          <table:table-cell office:value-type="float" office:value="1.029564" calcext:value-type="float">
            <text:p>1.029564</text:p>
          </table:table-cell>
          <table:table-cell office:value-type="float" office:value="6.78214992025518" calcext:value-type="float">
            <text:p>6.7821499203</text:p>
          </table:table-cell>
          <table:table-cell office:value-type="float" office:value="117.209021217037" calcext:value-type="float">
            <text:p>117.209021217</text:p>
          </table:table-cell>
          <table:table-cell office:value-type="float" office:value="58.186478936715" calcext:value-type="float">
            <text:p>58.1864789367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1.32332" calcext:value-type="float">
            <text:p>1.32332</text:p>
          </table:table-cell>
          <table:table-cell office:value-type="float" office:value="143.994" calcext:value-type="float">
            <text:p>143.994</text:p>
          </table:table-cell>
          <table:table-cell office:value-type="float" office:value="146.339006" calcext:value-type="float">
            <text:p>146.339006</text:p>
          </table:table-cell>
          <table:table-cell office:value-type="float" office:value="0.118255" calcext:value-type="float">
            <text:p>0.118255</text:p>
          </table:table-cell>
          <table:table-cell office:value-type="float" office:value="1.21004" calcext:value-type="float">
            <text:p>1.21004</text:p>
          </table:table-cell>
          <table:table-cell office:value-type="float" office:value="2.389161" calcext:value-type="float">
            <text:p>2.389161</text:p>
          </table:table-cell>
          <table:table-cell office:value-type="float" office:value="11.1903936408609" calcext:value-type="float">
            <text:p>11.1903936409</text:p>
          </table:table-cell>
          <table:table-cell office:value-type="float" office:value="118.999371921589" calcext:value-type="float">
            <text:p>118.9993719216</text:p>
          </table:table-cell>
          <table:table-cell office:value-type="float" office:value="61.2512116178022" calcext:value-type="float">
            <text:p>61.2512116178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2.32013" calcext:value-type="float">
            <text:p>2.32013</text:p>
          </table:table-cell>
          <table:table-cell office:value-type="float" office:value="287.797" calcext:value-type="float">
            <text:p>287.797</text:p>
          </table:table-cell>
          <table:table-cell office:value-type="float" office:value="292.15852" calcext:value-type="float">
            <text:p>292.15852</text:p>
          </table:table-cell>
          <table:table-cell office:value-type="float" office:value="0.162295" calcext:value-type="float">
            <text:p>0.162295</text:p>
          </table:table-cell>
          <table:table-cell office:value-type="float" office:value="2.39911" calcext:value-type="float">
            <text:p>2.39911</text:p>
          </table:table-cell>
          <table:table-cell office:value-type="float" office:value="4.672615" calcext:value-type="float">
            <text:p>4.672615</text:p>
          </table:table-cell>
          <table:table-cell office:value-type="float" office:value="14.2957577251302" calcext:value-type="float">
            <text:p>14.2957577251</text:p>
          </table:table-cell>
          <table:table-cell office:value-type="float" office:value="119.959901796916" calcext:value-type="float">
            <text:p>119.9599017969</text:p>
          </table:table-cell>
          <table:table-cell office:value-type="float" office:value="62.5256992069751" calcext:value-type="float">
            <text:p>62.525699207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0.214686" calcext:value-type="float">
            <text:p>0.214686</text:p>
          </table:table-cell>
          <table:table-cell office:value-type="float" office:value="21.9538" calcext:value-type="float">
            <text:p>21.9538</text:p>
          </table:table-cell>
          <table:table-cell office:value-type="float" office:value="22.311273" calcext:value-type="float">
            <text:p>22.311273</text:p>
          </table:table-cell>
          <table:table-cell office:value-type="float" office:value="0.089543" calcext:value-type="float">
            <text:p>0.089543</text:p>
          </table:table-cell>
          <table:table-cell office:value-type="float" office:value="0.137012" calcext:value-type="float">
            <text:p>0.137012</text:p>
          </table:table-cell>
          <table:table-cell office:value-type="float" office:value="0.374894" calcext:value-type="float">
            <text:p>0.374894</text:p>
          </table:table-cell>
          <table:table-cell office:value-type="float" office:value="2.39757434975375" calcext:value-type="float">
            <text:p>2.3975743498</text:p>
          </table:table-cell>
          <table:table-cell office:value-type="float" office:value="160.232680349167" calcext:value-type="float">
            <text:p>160.2326803492</text:p>
          </table:table-cell>
          <table:table-cell office:value-type="float" office:value="59.5135504969405" calcext:value-type="float">
            <text:p>59.51355049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99.0672" calcext:value-type="float">
            <text:p>99.0672</text:p>
          </table:table-cell>
          <table:table-cell office:value-type="float" office:value="99.967921" calcext:value-type="float">
            <text:p>99.967921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67202" calcext:value-type="float">
            <text:p>0.367202</text:p>
          </table:table-cell>
          <table:table-cell office:value-type="float" office:value="0.612987" calcext:value-type="float">
            <text:p>0.612987</text:p>
          </table:table-cell>
          <table:table-cell office:value-type="float" office:value="8.90822192896896" calcext:value-type="float">
            <text:p>8.908221929</text:p>
          </table:table-cell>
          <table:table-cell office:value-type="float" office:value="269.789380232134" calcext:value-type="float">
            <text:p>269.7893802321</text:p>
          </table:table-cell>
          <table:table-cell office:value-type="float" office:value="163.083264408544" calcext:value-type="float">
            <text:p>163.08326440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14.0281" calcext:value-type="float">
            <text:p>14.0281</text:p>
          </table:table-cell>
          <table:table-cell office:value-type="float" office:value="14.8267518" calcext:value-type="float">
            <text:p>14.8267518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23511" calcext:value-type="float">
            <text:p>0.323511</text:p>
          </table:table-cell>
          <table:table-cell office:value-type="float" office:value="0.435996" calcext:value-type="float">
            <text:p>0.435996</text:p>
          </table:table-cell>
          <table:table-cell office:value-type="float" office:value="8.90822192896896" calcext:value-type="float">
            <text:p>8.908221929</text:p>
          </table:table-cell>
          <table:table-cell office:value-type="float" office:value="43.3620495129996" calcext:value-type="float">
            <text:p>43.362049513</text:p>
          </table:table-cell>
          <table:table-cell office:value-type="float" office:value="34.0066234552611" calcext:value-type="float">
            <text:p>34.00662345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27.5173" calcext:value-type="float">
            <text:p>27.5173</text:p>
          </table:table-cell>
          <table:table-cell office:value-type="float" office:value="28.335137" calcext:value-type="float">
            <text:p>28.335137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29856" calcext:value-type="float">
            <text:p>0.329856</text:p>
          </table:table-cell>
          <table:table-cell office:value-type="float" office:value="0.4637788" calcext:value-type="float">
            <text:p>0.4637788</text:p>
          </table:table-cell>
          <table:table-cell office:value-type="float" office:value="8.90822192896896" calcext:value-type="float">
            <text:p>8.908221929</text:p>
          </table:table-cell>
          <table:table-cell office:value-type="float" office:value="83.4221599728366" calcext:value-type="float">
            <text:p>83.4221599728</text:p>
          </table:table-cell>
          <table:table-cell office:value-type="float" office:value="61.0962316518133" calcext:value-type="float">
            <text:p>61.09623165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41.0303" calcext:value-type="float">
            <text:p>41.0303</text:p>
          </table:table-cell>
          <table:table-cell office:value-type="float" office:value="41.8669458" calcext:value-type="float">
            <text:p>41.8669458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32834" calcext:value-type="float">
            <text:p>0.332834</text:p>
          </table:table-cell>
          <table:table-cell office:value-type="float" office:value="0.4908332" calcext:value-type="float">
            <text:p>0.4908332</text:p>
          </table:table-cell>
          <table:table-cell office:value-type="float" office:value="8.90822192896896" calcext:value-type="float">
            <text:p>8.908221929</text:p>
          </table:table-cell>
          <table:table-cell office:value-type="float" office:value="123.275566799065" calcext:value-type="float">
            <text:p>123.2755667991</text:p>
          </table:table-cell>
          <table:table-cell office:value-type="float" office:value="85.2977056156756" calcext:value-type="float">
            <text:p>85.29770561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60.6337" calcext:value-type="float">
            <text:p>60.6337</text:p>
          </table:table-cell>
          <table:table-cell office:value-type="float" office:value="61.4939412" calcext:value-type="float">
            <text:p>61.4939412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50357" calcext:value-type="float">
            <text:p>0.350357</text:p>
          </table:table-cell>
          <table:table-cell office:value-type="float" office:value="0.5341182" calcext:value-type="float">
            <text:p>0.5341182</text:p>
          </table:table-cell>
          <table:table-cell office:value-type="float" office:value="8.90822192896896" calcext:value-type="float">
            <text:p>8.908221929</text:p>
          </table:table-cell>
          <table:table-cell office:value-type="float" office:value="173.062618985777" calcext:value-type="float">
            <text:p>173.0626189858</text:p>
          </table:table-cell>
          <table:table-cell office:value-type="float" office:value="115.131709048671" calcext:value-type="float">
            <text:p>115.1317090487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7"/>
          <table:table-cell office:value-type="float" office:value="6.80963" calcext:value-type="float">
            <text:p>6.8096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6.72519" calcext:value-type="float">
            <text:p>6.7251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6.72371" calcext:value-type="float">
            <text:p>6.7237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6.72059" calcext:value-type="float">
            <text:p>6.7205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6.71976" calcext:value-type="float">
            <text:p>6.71976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33.69888" calcext:value-type="float">
            <text:p>33.6988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6.739776" calcext:value-type="float">
            <text:p>6.739776</text:p>
          </table:table-cell>
          <table:table-cell table:number-columns-repeated="7"/>
        </table:table-row>
      </table:table>
      <table:table table:name="Sheet3" table:style-name="ta1">
        <table:table-column table:style-name="co2" table:number-columns-repeated="6" table:default-cell-style-name="Default"/>
        <table:table-column table:style-name="co1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umber of obstacles</text:p>
          </table:table-cell>
          <table:table-cell office:value-type="string" calcext:value-type="string">
            <text:p>vol obs</text:p>
          </table:table-cell>
          <table:table-cell office:value-type="string" calcext:value-type="string">
            <text:p>world vol</text:p>
          </table:table-cell>
          <table:table-cell office:value-type="string" calcext:value-type="string">
            <text:p>sample nod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waypoints</text:p>
          </table:table-cell>
          <table:table-cell office:value-type="string" calcext:value-type="string">
            <text:p>read input and obstacle</text:p>
          </table:table-cell>
          <table:table-cell office:value-type="string" calcext:value-type="string">
            <text:p>sample gen time</text:p>
          </table:table-cell>
          <table:table-cell office:value-type="string" calcext:value-type="string">
            <text:p>Knn-ann</text:p>
          </table:table-cell>
          <table:table-cell office:value-type="string" calcext:value-type="string">
            <text:p>Knn-ann std_dev</text:p>
          </table:table-cell>
          <table:table-cell office:value-type="string" calcext:value-type="string">
            <text:p>path find ann</text:p>
          </table:table-cell>
          <table:table-cell office:value-type="string" calcext:value-type="string">
            <text:p>path not found</text:p>
          </table:table-cell>
          <table:table-cell office:value-type="string" calcext:value-type="string">
            <text:p>total time ann</text:p>
          </table:table-cell>
          <table:table-cell/>
          <table:table-cell office:value-type="string" calcext:value-type="string">
            <text:p>percent read</text:p>
          </table:table-cell>
          <table:table-cell office:value-type="string" calcext:value-type="string">
            <text:p>percent samp</text:p>
          </table:table-cell>
          <table:table-cell office:value-type="string" calcext:value-type="string">
            <text:p>percent knn</text:p>
          </table:table-cell>
          <table:table-cell office:value-type="string" calcext:value-type="string">
            <text:p>percent path</text:p>
          </table:table-cell>
          <table:table-cell table:number-columns-repeated="3"/>
          <table:table-cell office:value-type="string" calcext:value-type="string">
            <text:p>sample gen speed</text:p>
          </table:table-cell>
          <table:table-cell office:value-type="string" calcext:value-type="string">
            <text:p>knn speed</text:p>
          </table:table-cell>
          <table:table-cell office:value-type="string" calcext:value-type="string">
            <text:p>total time spee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8773" calcext:value-type="float">
            <text:p>0.008773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3898" calcext:value-type="float">
            <text:p>0.0003898</text:p>
          </table:table-cell>
          <table:table-cell/>
          <table:table-cell office:value-type="float" office:value="0.2785648" calcext:value-type="float">
            <text:p>0.2785648</text:p>
          </table:table-cell>
          <table:table-cell/>
          <table:table-cell table:formula="of:=([.G2]*100)/[.M2]" office:value-type="float" office:value="0.431497446913609" calcext:value-type="float">
            <text:p>0.4314974469</text:p>
          </table:table-cell>
          <table:table-cell table:formula="of:=([.H2]*100)/[.M2]" office:value-type="float" office:value="3.14935698982786" calcext:value-type="float">
            <text:p>3.1493569898</text:p>
          </table:table-cell>
          <table:table-cell table:formula="of:=([.I2]*100)/[.M2]" office:value-type="float" office:value="96.2792140284774" calcext:value-type="float">
            <text:p>96.2792140285</text:p>
          </table:table-cell>
          <table:table-cell table:formula="of:=([.K2]*100)/[.M2]" office:value-type="float" office:value="0.139931534781135" calcext:value-type="float">
            <text:p>0.1399315348</text:p>
          </table:table-cell>
          <table:table-cell table:number-columns-repeated="3"/>
          <table:table-cell office:value-type="float" office:value="0.158844830707949" calcext:value-type="float">
            <text:p>0.1588448307</text:p>
          </table:table-cell>
          <table:table-cell office:value-type="float" office:value="11.9732142857143" calcext:value-type="float">
            <text:p>11.9732142857</text:p>
          </table:table-cell>
          <table:table-cell office:value-type="float" office:value="3.24244343048701" calcext:value-type="float">
            <text:p>3.242443430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37264" calcext:value-type="float">
            <text:p>0.037264</text:p>
          </table:table-cell>
          <table:table-cell office:value-type="float" office:value="2.3635" calcext:value-type="float">
            <text:p>2.363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2.405166" calcext:value-type="float">
            <text:p>2.405166</text:p>
          </table:table-cell>
          <table:table-cell/>
          <table:table-cell table:formula="of:=([.G3]*100)/[.M3]" office:value-type="float" office:value="0.0499757605088381" calcext:value-type="float">
            <text:p>0.0499757605</text:p>
          </table:table-cell>
          <table:table-cell table:formula="of:=([.H3]*100)/[.M3]" office:value-type="float" office:value="1.54933173011759" calcext:value-type="float">
            <text:p>1.5493317301</text:p>
          </table:table-cell>
          <table:table-cell table:formula="of:=([.I3]*100)/[.M3]" office:value-type="float" office:value="98.2676455595997" calcext:value-type="float">
            <text:p>98.2676455596</text:p>
          </table:table-cell>
          <table:table-cell table:formula="of:=([.K3]*100)/[.M3]" office:value-type="float" office:value="0.133046949773945" calcext:value-type="float">
            <text:p>0.1330469498</text:p>
          </table:table-cell>
          <table:table-cell table:number-columns-repeated="3"/>
          <table:table-cell office:value-type="float" office:value="0.67470577584646" calcext:value-type="float">
            <text:p>0.6747057758</text:p>
          </table:table-cell>
          <table:table-cell office:value-type="float" office:value="90.9038461538461" calcext:value-type="float">
            <text:p>90.9038461538</text:p>
          </table:table-cell>
          <table:table-cell office:value-type="float" office:value="27.2904960740707" calcext:value-type="float">
            <text:p>27.2904960741</text:p>
          </table:table-cell>
        </table:table-row>
        <table:table-row table:style-name="ro1">
          <table:table-cell/>
          <table:table-cell table:formula="of:=([.B2]*100)/[.C2]" office:value-type="float" office:value="2.57758" calcext:value-type="float">
            <text:p>2.5775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403803" calcext:value-type="float">
            <text:p>0.403803</text:p>
          </table:table-cell>
          <table:table-cell office:value-type="float" office:value="25.94" calcext:value-type="float">
            <text:p>25.94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51" calcext:value-type="float">
            <text:p>0.0351</text:p>
          </table:table-cell>
          <table:table-cell/>
          <table:table-cell office:value-type="float" office:value="26.37962" calcext:value-type="float">
            <text:p>26.37962</text:p>
          </table:table-cell>
          <table:table-cell/>
          <table:table-cell table:formula="of:=([.G4]*100)/[.M4]" office:value-type="float" office:value="0.0027180073101887" calcext:value-type="float">
            <text:p>0.0027180073</text:p>
          </table:table-cell>
          <table:table-cell table:formula="of:=([.H4]*100)/[.M4]" office:value-type="float" office:value="1.53073850191928" calcext:value-type="float">
            <text:p>1.5307385019</text:p>
          </table:table-cell>
          <table:table-cell table:formula="of:=([.I4]*100)/[.M4]" office:value-type="float" office:value="98.333486229142" calcext:value-type="float">
            <text:p>98.3334862291</text:p>
          </table:table-cell>
          <table:table-cell table:formula="of:=([.K4]*100)/[.M4]" office:value-type="float" office:value="0.133057261628484" calcext:value-type="float">
            <text:p>0.1330572616</text:p>
          </table:table-cell>
          <table:table-cell table:number-columns-repeated="3"/>
          <table:table-cell office:value-type="float" office:value="6.03844658451968" calcext:value-type="float">
            <text:p>6.0384465845</text:p>
          </table:table-cell>
          <table:table-cell office:value-type="float" office:value="173.279893119572" calcext:value-type="float">
            <text:p>173.2798931196</text:p>
          </table:table-cell>
          <table:table-cell office:value-type="float" office:value="101.308503815445" calcext:value-type="float">
            <text:p>101.3085038154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453533" calcext:value-type="float">
            <text:p>0.453533</text:p>
          </table:table-cell>
          <table:table-cell office:value-type="float" office:value="33.3324" calcext:value-type="float">
            <text:p>33.3324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45" calcext:value-type="float">
            <text:p>0.0445</text:p>
          </table:table-cell>
          <table:table-cell/>
          <table:table-cell office:value-type="float" office:value="33.831751" calcext:value-type="float">
            <text:p>33.831751</text:p>
          </table:table-cell>
          <table:table-cell/>
          <table:table-cell table:formula="of:=([.G5]*100)/[.M5]" office:value-type="float" office:value="0.00389574870068061" calcext:value-type="float">
            <text:p>0.0038957487</text:p>
          </table:table-cell>
          <table:table-cell table:formula="of:=([.H5]*100)/[.M5]" office:value-type="float" office:value="1.34055432129422" calcext:value-type="float">
            <text:p>1.3405543213</text:p>
          </table:table-cell>
          <table:table-cell table:formula="of:=([.I5]*100)/[.M5]" office:value-type="float" office:value="98.5240166848" calcext:value-type="float">
            <text:p>98.5240166848</text:p>
          </table:table-cell>
          <table:table-cell table:formula="of:=([.K5]*100)/[.M5]" office:value-type="float" office:value="0.131533245205074" calcext:value-type="float">
            <text:p>0.1315332452</text:p>
          </table:table-cell>
          <table:table-cell table:number-columns-repeated="3"/>
          <table:table-cell office:value-type="float" office:value="6.4167091114884" calcext:value-type="float">
            <text:p>6.4167091115</text:p>
          </table:table-cell>
          <table:table-cell office:value-type="float" office:value="180.467785598267" calcext:value-type="float">
            <text:p>180.4677855983</text:p>
          </table:table-cell>
          <table:table-cell office:value-type="float" office:value="109.524020874204" calcext:value-type="float">
            <text:p>109.5240208742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66.9761" calcext:value-type="float">
            <text:p>66.9761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902" calcext:value-type="float">
            <text:p>0.0902</text:p>
          </table:table-cell>
          <table:table-cell/>
          <table:table-cell office:value-type="float" office:value="67.843885" calcext:value-type="float">
            <text:p>67.843885</text:p>
          </table:table-cell>
          <table:table-cell/>
          <table:table-cell table:formula="of:=([.G6]*100)/[.M6]" office:value-type="float" office:value="0.00188373646349999" calcext:value-type="float">
            <text:p>0.0018837365</text:p>
          </table:table-cell>
          <table:table-cell table:formula="of:=([.H6]*100)/[.M6]" office:value-type="float" office:value="1.14425493174514" calcext:value-type="float">
            <text:p>1.1442549317</text:p>
          </table:table-cell>
          <table:table-cell table:formula="of:=([.I6]*100)/[.M6]" office:value-type="float" office:value="98.7209090399231" calcext:value-type="float">
            <text:p>98.7209090399</text:p>
          </table:table-cell>
          <table:table-cell table:formula="of:=([.K6]*100)/[.M6]" office:value-type="float" office:value="0.132952291868309" calcext:value-type="float">
            <text:p>0.1329522919</text:p>
          </table:table-cell>
          <table:table-cell table:number-columns-repeated="3"/>
          <table:table-cell office:value-type="float" office:value="8.90822192896896" calcext:value-type="float">
            <text:p>8.908221929</text:p>
          </table:table-cell>
          <table:table-cell office:value-type="float" office:value="186.09641567102" calcext:value-type="float">
            <text:p>186.096415671</text:p>
          </table:table-cell>
          <table:table-cell office:value-type="float" office:value="122.280231713537" calcext:value-type="float">
            <text:p>122.2802317135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1.2656" calcext:value-type="float">
            <text:p>1.2656</text:p>
          </table:table-cell>
          <table:table-cell office:value-type="float" office:value="134.2274" calcext:value-type="float">
            <text:p>134.2274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815" calcext:value-type="float">
            <text:p>0.1815</text:p>
          </table:table-cell>
          <table:table-cell/>
          <table:table-cell office:value-type="float" office:value="135.675633" calcext:value-type="float">
            <text:p>135.675633</text:p>
          </table:table-cell>
          <table:table-cell/>
          <table:table-cell table:formula="of:=([.G7]*100)/[.M7]" office:value-type="float" office:value="0.000835079943942476" calcext:value-type="float">
            <text:p>0.0008350799</text:p>
          </table:table-cell>
          <table:table-cell table:formula="of:=([.H7]*100)/[.M7]" office:value-type="float" office:value="0.932813042412708" calcext:value-type="float">
            <text:p>0.9328130424</text:p>
          </table:table-cell>
          <table:table-cell table:formula="of:=([.I7]*100)/[.M7]" office:value-type="float" office:value="98.9325769351671" calcext:value-type="float">
            <text:p>98.9325769352</text:p>
          </table:table-cell>
          <table:table-cell table:formula="of:=([.K7]*100)/[.M7]" office:value-type="float" office:value="0.133774942476222" calcext:value-type="float">
            <text:p>0.1337749425</text:p>
          </table:table-cell>
          <table:table-cell table:number-columns-repeated="3"/>
          <table:table-cell office:value-type="float" office:value="17.8542710023277" calcext:value-type="float">
            <text:p>17.8542710023</text:p>
          </table:table-cell>
          <table:table-cell office:value-type="float" office:value="190.745203922126" calcext:value-type="float">
            <text:p>190.7452039221</text:p>
          </table:table-cell>
          <table:table-cell office:value-type="float" office:value="137.321013382347" calcext:value-type="float">
            <text:p>137.3210133823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2.29417" calcext:value-type="float">
            <text:p>2.29417</text:p>
          </table:table-cell>
          <table:table-cell office:value-type="float" office:value="268.7222" calcext:value-type="float">
            <text:p>268.7222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3652" calcext:value-type="float">
            <text:p>0.3652</text:p>
          </table:table-cell>
          <table:table-cell/>
          <table:table-cell office:value-type="float" office:value="271.382855" calcext:value-type="float">
            <text:p>271.382855</text:p>
          </table:table-cell>
          <table:table-cell/>
          <table:table-cell table:formula="of:=([.G8]*100)/[.M8]" office:value-type="float" office:value="0.000473500803873553" calcext:value-type="float">
            <text:p>0.0004735008</text:p>
          </table:table-cell>
          <table:table-cell table:formula="of:=([.H8]*100)/[.M8]" office:value-type="float" office:value="0.845362909900848" calcext:value-type="float">
            <text:p>0.8453629099</text:p>
          </table:table-cell>
          <table:table-cell table:formula="of:=([.I8]*100)/[.M8]" office:value-type="float" office:value="99.0195935553851" calcext:value-type="float">
            <text:p>99.0195935554</text:p>
          </table:table-cell>
          <table:table-cell table:formula="of:=([.K8]*100)/[.M8]" office:value-type="float" office:value="0.134570033910211" calcext:value-type="float">
            <text:p>0.1345700339</text:p>
          </table:table-cell>
          <table:table-cell table:number-columns-repeated="3"/>
          <table:table-cell office:value-type="float" office:value="27.7536231884058" calcext:value-type="float">
            <text:p>27.7536231884</text:p>
          </table:table-cell>
          <table:table-cell office:value-type="float" office:value="192.054173813608" calcext:value-type="float">
            <text:p>192.0541738136</text:p>
          </table:table-cell>
          <table:table-cell office:value-type="float" office:value="142.044584613726" calcext:value-type="float">
            <text:p>142.0445846137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5.93975" calcext:value-type="float">
            <text:p>5.93975</text:p>
          </table:table-cell>
          <table:table-cell office:value-type="float" office:value="656.9864" calcext:value-type="float">
            <text:p>656.9864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8935" calcext:value-type="float">
            <text:p>0.8935</text:p>
          </table:table-cell>
          <table:table-cell/>
          <table:table-cell office:value-type="float" office:value="663.820971" calcext:value-type="float">
            <text:p>663.820971</text:p>
          </table:table-cell>
          <table:table-cell/>
          <table:table-cell table:formula="of:=([.G9]*100)/[.M9]" office:value-type="float" office:value="0.000198999437756539" calcext:value-type="float">
            <text:p>0.0001989994</text:p>
          </table:table-cell>
          <table:table-cell table:formula="of:=([.H9]*100)/[.M9]" office:value-type="float" office:value="0.894781915529451" calcext:value-type="float">
            <text:p>0.8947819155</text:p>
          </table:table-cell>
          <table:table-cell table:formula="of:=([.I9]*100)/[.M9]" office:value-type="float" office:value="98.9704195410241" calcext:value-type="float">
            <text:p>98.970419541</text:p>
          </table:table-cell>
          <table:table-cell table:formula="of:=([.K9]*100)/[.M9]" office:value-type="float" office:value="0.134599544008681" calcext:value-type="float">
            <text:p>0.134599544</text:p>
          </table:table-cell>
          <table:table-cell table:number-columns-repeated="3"/>
          <table:table-cell office:value-type="float" office:value="45.4578502276815" calcext:value-type="float">
            <text:p>45.4578502277</text:p>
          </table:table-cell>
          <table:table-cell office:value-type="float" office:value="194.812714980429" calcext:value-type="float">
            <text:p>194.8127149804</text:p>
          </table:table-cell>
          <table:table-cell office:value-type="float" office:value="146.126401507797" calcext:value-type="float">
            <text:p>146.1264015078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10.9743" calcext:value-type="float">
            <text:p>10.9743</text:p>
          </table:table-cell>
          <table:table-cell office:value-type="float" office:value="1312.632" calcext:value-type="float">
            <text:p>1312.632</text:p>
          </table:table-cell>
          <table:table-cell/>
          <table:table-cell office:value-type="float" office:value="1.78338" calcext:value-type="float">
            <text:p>1.78338</text:p>
          </table:table-cell>
          <table:table-cell/>
          <table:table-cell office:value-type="float" office:value="1325.391122" calcext:value-type="float">
            <text:p>1325.391122</text:p>
          </table:table-cell>
          <table:table-cell/>
          <table:table-cell table:formula="of:=([.G10]*100)/[.M10]" office:value-type="float" office:value="0.000108798072966117" calcext:value-type="float">
            <text:p>0.0001087981</text:p>
          </table:table-cell>
          <table:table-cell table:formula="of:=([.H10]*100)/[.M10]" office:value-type="float" office:value="0.82800464088215" calcext:value-type="float">
            <text:p>0.8280046409</text:p>
          </table:table-cell>
          <table:table-cell table:formula="of:=([.I10]*100)/[.M10]" office:value-type="float" office:value="99.0373315628713" calcext:value-type="float">
            <text:p>99.0373315629</text:p>
          </table:table-cell>
          <table:table-cell table:formula="of:=([.K10]*100)/[.M10]" office:value-type="float" office:value="0.134554998173588" calcext:value-type="float">
            <text:p>0.1345549982</text:p>
          </table:table-cell>
          <table:table-cell table:number-columns-repeated="3"/>
          <table:table-cell office:value-type="float" office:value="64.5254796356944" calcext:value-type="float">
            <text:p>64.5254796357</text:p>
          </table:table-cell>
          <table:table-cell office:value-type="float" office:value="194.758994957696" calcext:value-type="float">
            <text:p>194.7589949577</text:p>
          </table:table-cell>
          <table:table-cell office:value-type="float" office:value="147.483053856601" calcext:value-type="float">
            <text:p>147.4830538566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table:formula="of:=([.G11]*100)/[.M11]" office:value-type="string" office:string-value="" calcext:value-type="error">
            <text:p>#DIV/0!</text:p>
          </table:table-cell>
          <table:table-cell table:formula="of:=([.H11]*100)/[.M11]" office:value-type="string" office:string-value="" calcext:value-type="error">
            <text:p>#DIV/0!</text:p>
          </table:table-cell>
          <table:table-cell table:formula="of:=([.I11]*100)/[.M11]" office:value-type="string" office:string-value="" calcext:value-type="error">
            <text:p>#DIV/0!</text:p>
          </table:table-cell>
          <table:table-cell table:formula="of:=([.K11]*100)/[.M11]" office:value-type="string" office:string-value="" calcext:value-type="error">
            <text:p>#DIV/0!</text:p>
          </table:table-cell>
          <table:table-cell table:number-columns-repeated="3"/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table:formula="of:=([.G12]*100)/[.M12]" office:value-type="string" office:string-value="" calcext:value-type="error">
            <text:p>#DIV/0!</text:p>
          </table:table-cell>
          <table:table-cell table:formula="of:=([.H12]*100)/[.M12]" office:value-type="string" office:string-value="" calcext:value-type="error">
            <text:p>#DIV/0!</text:p>
          </table:table-cell>
          <table:table-cell table:formula="of:=([.I12]*100)/[.M12]" office:value-type="string" office:string-value="" calcext:value-type="error">
            <text:p>#DIV/0!</text:p>
          </table:table-cell>
          <table:table-cell table:formula="of:=([.K12]*100)/[.M12]" office:value-type="string" office:string-value="" calcext:value-type="error">
            <text:p>#DIV/0!</text:p>
          </table:table-cell>
          <table:table-cell table:number-columns-repeated="3"/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table:formula="of:=([.G13]*100)/[.M13]" office:value-type="string" office:string-value="" calcext:value-type="error">
            <text:p>#DIV/0!</text:p>
          </table:table-cell>
          <table:table-cell table:formula="of:=([.H13]*100)/[.M13]" office:value-type="string" office:string-value="" calcext:value-type="error">
            <text:p>#DIV/0!</text:p>
          </table:table-cell>
          <table:table-cell table:formula="of:=([.I13]*100)/[.M13]" office:value-type="string" office:string-value="" calcext:value-type="error">
            <text:p>#DIV/0!</text:p>
          </table:table-cell>
          <table:table-cell table:formula="of:=([.K13]*100)/[.M13]" office:value-type="string" office:string-value="" calcext:value-type="error">
            <text:p>#DIV/0!</text:p>
          </table:table-cell>
          <table:table-cell table:number-columns-repeated="3"/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474.4" calcext:value-type="float">
            <text:p>26474.4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0.018282" calcext:value-type="float">
            <text:p>0.018282</text:p>
          </table:table-cell>
          <table:table-cell office:value-type="float" office:value="0.487281" calcext:value-type="float">
            <text:p>0.487281</text:p>
          </table:table-cell>
          <table:table-cell/>
          <table:table-cell office:value-type="float" office:value="0.0003042" calcext:value-type="float">
            <text:p>0.0003042</text:p>
          </table:table-cell>
          <table:table-cell/>
          <table:table-cell office:value-type="float" office:value="0.5084212" calcext:value-type="float">
            <text:p>0.5084212</text:p>
          </table:table-cell>
          <table:table-cell/>
          <table:table-cell table:formula="of:=([.G14]*100)/[.M14]" office:value-type="float" office:value="0.502339398907835" calcext:value-type="float">
            <text:p>0.5023393989</text:p>
          </table:table-cell>
          <table:table-cell table:formula="of:=([.H14]*100)/[.M14]" office:value-type="float" office:value="3.59583746704504" calcext:value-type="float">
            <text:p>3.595837467</text:p>
          </table:table-cell>
          <table:table-cell table:formula="of:=([.I14]*100)/[.M14]" office:value-type="float" office:value="95.8419908532532" calcext:value-type="float">
            <text:p>95.8419908533</text:p>
          </table:table-cell>
          <table:table-cell table:formula="of:=([.K14]*100)/[.M14]" office:value-type="float" office:value="0.0598322807939559" calcext:value-type="float">
            <text:p>0.0598322808</text:p>
          </table:table-cell>
          <table:table-cell table:number-columns-repeated="3"/>
          <table:table-cell office:value-type="float" office:value="0.32925709140027" calcext:value-type="float">
            <text:p>0.3292570914</text:p>
          </table:table-cell>
          <table:table-cell office:value-type="float" office:value="32.8764101041723" calcext:value-type="float">
            <text:p>32.8764101042</text:p>
          </table:table-cell>
          <table:table-cell office:value-type="float" office:value="6.87931393747175" calcext:value-type="float">
            <text:p>6.879313937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70094" calcext:value-type="float">
            <text:p>0.070094</text:p>
          </table:table-cell>
          <table:table-cell office:value-type="float" office:value="4.2644" calcext:value-type="float">
            <text:p>4.2644</text:p>
          </table:table-cell>
          <table:table-cell/>
          <table:table-cell office:value-type="float" office:value="0.0026888" calcext:value-type="float">
            <text:p>0.0026888</text:p>
          </table:table-cell>
          <table:table-cell/>
          <table:table-cell office:value-type="float" office:value="4.3397258" calcext:value-type="float">
            <text:p>4.3397258</text:p>
          </table:table-cell>
          <table:table-cell/>
          <table:table-cell table:formula="of:=([.G15]*100)/[.M15]" office:value-type="float" office:value="0.0585981722624042" calcext:value-type="float">
            <text:p>0.0585981723</text:p>
          </table:table-cell>
          <table:table-cell table:formula="of:=([.H15]*100)/[.M15]" office:value-type="float" office:value="1.61517117049192" calcext:value-type="float">
            <text:p>1.6151711705</text:p>
          </table:table-cell>
          <table:table-cell table:formula="of:=([.I15]*100)/[.M15]" office:value-type="float" office:value="98.2642728257163" calcext:value-type="float">
            <text:p>98.2642728257</text:p>
          </table:table-cell>
          <table:table-cell table:formula="of:=([.K15]*100)/[.M15]" office:value-type="float" office:value="0.0619578315293561" calcext:value-type="float">
            <text:p>0.0619578315</text:p>
          </table:table-cell>
          <table:table-cell table:number-columns-repeated="3"/>
          <table:table-cell office:value-type="float" office:value="1.19239929232444" calcext:value-type="float">
            <text:p>1.1923992923</text:p>
          </table:table-cell>
          <table:table-cell office:value-type="float" office:value="120.356519923006" calcext:value-type="float">
            <text:p>120.356519923</text:p>
          </table:table-cell>
          <table:table-cell office:value-type="float" office:value="43.1901181931457" calcext:value-type="float">
            <text:p>43.1901181931</text:p>
          </table:table-cell>
        </table:table-row>
        <table:table-row table:style-name="ro1">
          <table:table-cell/>
          <table:table-cell table:formula="of:=([.B14]*100)/[.C14]" office:value-type="float" office:value="5.29488" calcext:value-type="float">
            <text:p>5.2948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980611" calcext:value-type="float">
            <text:p>0.980611</text:p>
          </table:table-cell>
          <table:table-cell office:value-type="float" office:value="60.1408" calcext:value-type="float">
            <text:p>60.1408</text:p>
          </table:table-cell>
          <table:table-cell/>
          <table:table-cell office:value-type="float" office:value="0.037233" calcext:value-type="float">
            <text:p>0.037233</text:p>
          </table:table-cell>
          <table:table-cell/>
          <table:table-cell office:value-type="float" office:value="61.161184" calcext:value-type="float">
            <text:p>61.161184</text:p>
          </table:table-cell>
          <table:table-cell/>
          <table:table-cell table:formula="of:=([.G16]*100)/[.M16]" office:value-type="float" office:value="0.00415296080599094" calcext:value-type="float">
            <text:p>0.0041529608</text:p>
          </table:table-cell>
          <table:table-cell table:formula="of:=([.H16]*100)/[.M16]" office:value-type="float" office:value="1.60332246020613" calcext:value-type="float">
            <text:p>1.6033224602</text:p>
          </table:table-cell>
          <table:table-cell table:formula="of:=([.I16]*100)/[.M16]" office:value-type="float" office:value="98.3316477326534" calcext:value-type="float">
            <text:p>98.3316477327</text:p>
          </table:table-cell>
          <table:table-cell table:formula="of:=([.K16]*100)/[.M16]" office:value-type="float" office:value="0.0608768463344333" calcext:value-type="float">
            <text:p>0.0608768463</text:p>
          </table:table-cell>
          <table:table-cell table:number-columns-repeated="3"/>
          <table:table-cell office:value-type="float" office:value="12.9744773749669" calcext:value-type="float">
            <text:p>12.974477375</text:p>
          </table:table-cell>
          <table:table-cell office:value-type="float" office:value="184.755848424804" calcext:value-type="float">
            <text:p>184.7558484248</text:p>
          </table:table-cell>
          <table:table-cell office:value-type="float" office:value="134.333148544635" calcext:value-type="float">
            <text:p>134.3331485446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1.58891" calcext:value-type="float">
            <text:p>1.58891</text:p>
          </table:table-cell>
          <table:table-cell office:value-type="float" office:value="121.444" calcext:value-type="float">
            <text:p>121.444</text:p>
          </table:table-cell>
          <table:table-cell/>
          <table:table-cell office:value-type="float" office:value="0.0747554" calcext:value-type="float">
            <text:p>0.0747554</text:p>
          </table:table-cell>
          <table:table-cell/>
          <table:table-cell office:value-type="float" office:value="123.1103554" calcext:value-type="float">
            <text:p>123.1103554</text:p>
          </table:table-cell>
          <table:table-cell/>
          <table:table-cell table:formula="of:=([.G17]*100)/[.M17]" office:value-type="float" office:value="0.00218503146324277" calcext:value-type="float">
            <text:p>0.0021850315</text:p>
          </table:table-cell>
          <table:table-cell table:formula="of:=([.H17]*100)/[.M17]" office:value-type="float" office:value="1.29063878894464" calcext:value-type="float">
            <text:p>1.2906387889</text:p>
          </table:table-cell>
          <table:table-cell table:formula="of:=([.I17]*100)/[.M17]" office:value-type="float" office:value="98.6464539115448" calcext:value-type="float">
            <text:p>98.6464539115</text:p>
          </table:table-cell>
          <table:table-cell table:formula="of:=([.K17]*100)/[.M17]" office:value-type="float" office:value="0.060722268047323" calcext:value-type="float">
            <text:p>0.060722268</text:p>
          </table:table-cell>
          <table:table-cell table:number-columns-repeated="3"/>
          <table:table-cell office:value-type="float" office:value="17.7019574638755" calcext:value-type="float">
            <text:p>17.7019574639</text:p>
          </table:table-cell>
          <table:table-cell office:value-type="float" office:value="187.277746079233" calcext:value-type="float">
            <text:p>187.2777460792</text:p>
          </table:table-cell>
          <table:table-cell office:value-type="float" office:value="146.044964541699" calcext:value-type="float">
            <text:p>146.0449645417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2.56157" calcext:value-type="float">
            <text:p>2.56157</text:p>
          </table:table-cell>
          <table:table-cell office:value-type="float" office:value="243.466" calcext:value-type="float">
            <text:p>243.466</text:p>
          </table:table-cell>
          <table:table-cell/>
          <table:table-cell office:value-type="float" office:value="0.150405" calcext:value-type="float">
            <text:p>0.150405</text:p>
          </table:table-cell>
          <table:table-cell/>
          <table:table-cell office:value-type="float" office:value="246.180523" calcext:value-type="float">
            <text:p>246.180523</text:p>
          </table:table-cell>
          <table:table-cell/>
          <table:table-cell table:formula="of:=([.G18]*100)/[.M18]" office:value-type="float" office:value="0.0010350128308079" calcext:value-type="float">
            <text:p>0.0010350128</text:p>
          </table:table-cell>
          <table:table-cell table:formula="of:=([.H18]*100)/[.M18]" office:value-type="float" office:value="1.04052504592331" calcext:value-type="float">
            <text:p>1.0405250459</text:p>
          </table:table-cell>
          <table:table-cell table:formula="of:=([.I18]*100)/[.M18]" office:value-type="float" office:value="98.8973445311919" calcext:value-type="float">
            <text:p>98.8973445312</text:p>
          </table:table-cell>
          <table:table-cell table:formula="of:=([.K18]*100)/[.M18]" office:value-type="float" office:value="0.0610954100540277" calcext:value-type="float">
            <text:p>0.0610954101</text:p>
          </table:table-cell>
          <table:table-cell table:number-columns-repeated="3"/>
          <table:table-cell office:value-type="float" office:value="31.7832371735219" calcext:value-type="float">
            <text:p>31.7832371735</text:p>
          </table:table-cell>
          <table:table-cell office:value-type="float" office:value="191.72513721877" calcext:value-type="float">
            <text:p>191.7251372188</text:p>
          </table:table-cell>
          <table:table-cell office:value-type="float" office:value="157.799126074939" calcext:value-type="float">
            <text:p>157.7991260749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4.75764" calcext:value-type="float">
            <text:p>4.75764</text:p>
          </table:table-cell>
          <table:table-cell office:value-type="float" office:value="486.944" calcext:value-type="float">
            <text:p>486.944</text:p>
          </table:table-cell>
          <table:table-cell/>
          <table:table-cell office:value-type="float" office:value="0.302128" calcext:value-type="float">
            <text:p>0.302128</text:p>
          </table:table-cell>
          <table:table-cell/>
          <table:table-cell office:value-type="float" office:value="492.00634" calcext:value-type="float">
            <text:p>492.00634</text:p>
          </table:table-cell>
          <table:table-cell/>
          <table:table-cell table:formula="of:=([.G19]*100)/[.M19]" office:value-type="float" office:value="0.000522757491295742" calcext:value-type="float">
            <text:p>0.0005227575</text:p>
          </table:table-cell>
          <table:table-cell table:formula="of:=([.H19]*100)/[.M19]" office:value-type="float" office:value="0.966987539225612" calcext:value-type="float">
            <text:p>0.9669875392</text:p>
          </table:table-cell>
          <table:table-cell table:formula="of:=([.I19]*100)/[.M19]" office:value-type="float" office:value="98.9710823645077" calcext:value-type="float">
            <text:p>98.9710823645</text:p>
          </table:table-cell>
          <table:table-cell table:formula="of:=([.K19]*100)/[.M19]" office:value-type="float" office:value="0.0614073387753499" calcext:value-type="float">
            <text:p>0.0614073388</text:p>
          </table:table-cell>
          <table:table-cell table:number-columns-repeated="3"/>
          <table:table-cell office:value-type="float" office:value="49.7541386486515" calcext:value-type="float">
            <text:p>49.7541386487</text:p>
          </table:table-cell>
          <table:table-cell office:value-type="float" office:value="192.804821070804" calcext:value-type="float">
            <text:p>192.8048210708</text:p>
          </table:table-cell>
          <table:table-cell office:value-type="float" office:value="161.929150327228" calcext:value-type="float">
            <text:p>161.9291503272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12.2557" calcext:value-type="float">
            <text:p>12.2557</text:p>
          </table:table-cell>
          <table:table-cell office:value-type="float" office:value="1193.36" calcext:value-type="float">
            <text:p>1193.36</text:p>
          </table:table-cell>
          <table:table-cell/>
          <table:table-cell office:value-type="float" office:value="0.742171" calcext:value-type="float">
            <text:p>0.742171</text:p>
          </table:table-cell>
          <table:table-cell/>
          <table:table-cell office:value-type="float" office:value="1206.36024" calcext:value-type="float">
            <text:p>1206.36024</text:p>
          </table:table-cell>
          <table:table-cell/>
          <table:table-cell table:formula="of:=([.G20]*100)/[.M20]" office:value-type="float" office:value="0.000196375835463543" calcext:value-type="float">
            <text:p>0.0001963758</text:p>
          </table:table-cell>
          <table:table-cell table:formula="of:=([.H20]*100)/[.M20]" office:value-type="float" office:value="1.0159237343565" calcext:value-type="float">
            <text:p>1.0159237344</text:p>
          </table:table-cell>
          <table:table-cell table:formula="of:=([.I20]*100)/[.M20]" office:value-type="float" office:value="98.9223583827663" calcext:value-type="float">
            <text:p>98.9223583828</text:p>
          </table:table-cell>
          <table:table-cell table:formula="of:=([.K20]*100)/[.M20]" office:value-type="float" office:value="0.0615215070417109" calcext:value-type="float">
            <text:p>0.061521507</text:p>
          </table:table-cell>
          <table:table-cell table:number-columns-repeated="3"/>
          <table:table-cell office:value-type="float" office:value="81.1840065711901" calcext:value-type="float">
            <text:p>81.1840065712</text:p>
          </table:table-cell>
          <table:table-cell office:value-type="float" office:value="193.106573028253" calcext:value-type="float">
            <text:p>193.1065730283</text:p>
          </table:table-cell>
          <table:table-cell office:value-type="float" office:value="164.001875534189" calcext:value-type="float">
            <text:p>164.0018755342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/>
          <table:table-cell office:value-type="float" office:value="22.8674" calcext:value-type="float">
            <text:p>22.8674</text:p>
          </table:table-cell>
          <table:table-cell table:number-columns-repeated="4"/>
          <table:table-cell office:value-type="float" office:value="22.8674" calcext:value-type="float">
            <text:p>22.8674</text:p>
          </table:table-cell>
          <table:table-cell/>
          <table:table-cell table:formula="of:=([.G21]*100)/[.M21]" office:value-type="float" office:value="0" calcext:value-type="float">
            <text:p>0</text:p>
          </table:table-cell>
          <table:table-cell table:formula="of:=([.H21]*100)/[.M21]" office:value-type="float" office:value="100" calcext:value-type="float">
            <text:p>100</text:p>
          </table:table-cell>
          <table:table-cell table:formula="of:=([.I21]*100)/[.M21]" office:value-type="float" office:value="0" calcext:value-type="float">
            <text:p>0</text:p>
          </table:table-cell>
          <table:table-cell table:formula="of:=([.K21]*100)/[.M21]" office:value-type="float" office:value="0" calcext:value-type="float">
            <text:p>0</text:p>
          </table:table-cell>
          <table:table-cell table:number-columns-repeated="3"/>
          <table:table-cell office:value-type="float" office:value="134.473775514405" calcext:value-type="float">
            <text:p>134.4737755144</text:p>
          </table:table-cell>
          <table:table-cell office:value-type="string" calcext:value-type="string">
            <text:p>#DIV/0!</text:p>
          </table:table-cell>
          <table:table-cell office:value-type="float" office:value="134.473775514405" calcext:value-type="float">
            <text:p>134.4737755144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table:formula="of:=([.G22]*100)/[.M22]" office:value-type="string" office:string-value="" calcext:value-type="error">
            <text:p>#DIV/0!</text:p>
          </table:table-cell>
          <table:table-cell table:formula="of:=([.H22]*100)/[.M22]" office:value-type="string" office:string-value="" calcext:value-type="error">
            <text:p>#DIV/0!</text:p>
          </table:table-cell>
          <table:table-cell table:formula="of:=([.I22]*100)/[.M22]" office:value-type="string" office:string-value="" calcext:value-type="error">
            <text:p>#DIV/0!</text:p>
          </table:table-cell>
          <table:table-cell table:formula="of:=([.K22]*100)/[.M22]" office:value-type="string" office:string-value="" calcext:value-type="error">
            <text:p>#DIV/0!</text:p>
          </table:table-cell>
          <table:table-cell table:number-columns-repeated="3"/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table:formula="of:=([.G23]*100)/[.M23]" office:value-type="string" office:string-value="" calcext:value-type="error">
            <text:p>#DIV/0!</text:p>
          </table:table-cell>
          <table:table-cell table:formula="of:=([.H23]*100)/[.M23]" office:value-type="string" office:string-value="" calcext:value-type="error">
            <text:p>#DIV/0!</text:p>
          </table:table-cell>
          <table:table-cell table:formula="of:=([.I23]*100)/[.M23]" office:value-type="string" office:string-value="" calcext:value-type="error">
            <text:p>#DIV/0!</text:p>
          </table:table-cell>
          <table:table-cell table:formula="of:=([.K23]*100)/[.M23]" office:value-type="string" office:string-value="" calcext:value-type="error">
            <text:p>#DIV/0!</text:p>
          </table:table-cell>
          <table:table-cell table:number-columns-repeated="3"/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table:formula="of:=([.G24]*100)/[.M24]" office:value-type="string" office:string-value="" calcext:value-type="error">
            <text:p>#DIV/0!</text:p>
          </table:table-cell>
          <table:table-cell table:formula="of:=([.H24]*100)/[.M24]" office:value-type="string" office:string-value="" calcext:value-type="error">
            <text:p>#DIV/0!</text:p>
          </table:table-cell>
          <table:table-cell table:formula="of:=([.I24]*100)/[.M24]" office:value-type="string" office:string-value="" calcext:value-type="error">
            <text:p>#DIV/0!</text:p>
          </table:table-cell>
          <table:table-cell table:formula="of:=([.K24]*100)/[.M24]" office:value-type="string" office:string-value="" calcext:value-type="error">
            <text:p>#DIV/0!</text:p>
          </table:table-cell>
          <table:table-cell table:number-columns-repeated="3"/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744122" calcext:value-type="float">
            <text:p>0.0744122</text:p>
          </table:table-cell>
          <table:table-cell/>
          <table:table-cell office:value-type="float" office:value="0.0005252" calcext:value-type="float">
            <text:p>0.0005252</text:p>
          </table:table-cell>
          <table:table-cell/>
          <table:table-cell office:value-type="float" office:value="0.0770134" calcext:value-type="float">
            <text:p>0.0770134</text:p>
          </table:table-cell>
          <table:table-cell/>
          <table:table-cell table:formula="of:=([.G25]*100)/[.M25]" office:value-type="float" office:value="0.323320357236533" calcext:value-type="float">
            <text:p>0.3233203572</text:p>
          </table:table-cell>
          <table:table-cell table:formula="of:=([.H25]*100)/[.M25]" office:value-type="float" office:value="2.37231442839817" calcext:value-type="float">
            <text:p>2.3723144284</text:p>
          </table:table-cell>
          <table:table-cell table:formula="of:=([.I25]*100)/[.M25]" office:value-type="float" office:value="96.622405970909" calcext:value-type="float">
            <text:p>96.6224059709</text:p>
          </table:table-cell>
          <table:table-cell table:formula="of:=([.K25]*100)/[.M25]" office:value-type="float" office:value="0.681959243456334" calcext:value-type="float">
            <text:p>0.6819592435</text:p>
          </table:table-cell>
          <table:table-cell table:number-columns-repeated="3"/>
          <table:table-cell office:value-type="float" office:value="0.033142255922795" calcext:value-type="float">
            <text:p>0.0331422559</text:p>
          </table:table-cell>
          <table:table-cell office:value-type="float" office:value="10.0045981338568" calcext:value-type="float">
            <text:p>10.0045981339</text:p>
          </table:table-cell>
          <table:table-cell office:value-type="float" office:value="1.21474538950264" calcext:value-type="float">
            <text:p>1.214745389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536132" calcext:value-type="float">
            <text:p>0.536132</text:p>
          </table:table-cell>
          <table:table-cell/>
          <table:table-cell office:value-type="float" office:value="0.003727" calcext:value-type="float">
            <text:p>0.003727</text:p>
          </table:table-cell>
          <table:table-cell/>
          <table:table-cell office:value-type="float" office:value="0.548358" calcext:value-type="float">
            <text:p>0.548358</text:p>
          </table:table-cell>
          <table:table-cell/>
          <table:table-cell table:formula="of:=([.G26]*100)/[.M26]" office:value-type="float" office:value="0.050879170177147" calcext:value-type="float">
            <text:p>0.0508791702</text:p>
          </table:table-cell>
          <table:table-cell table:formula="of:=([.H26]*100)/[.M26]" office:value-type="float" office:value="1.49902071274605" calcext:value-type="float">
            <text:p>1.4990207127</text:p>
          </table:table-cell>
          <table:table-cell table:formula="of:=([.I26]*100)/[.M26]" office:value-type="float" office:value="97.7704346430616" calcext:value-type="float">
            <text:p>97.7704346431</text:p>
          </table:table-cell>
          <table:table-cell table:formula="of:=([.K26]*100)/[.M26]" office:value-type="float" office:value="0.679665474015151" calcext:value-type="float">
            <text:p>0.679665474</text:p>
          </table:table-cell>
          <table:table-cell table:number-columns-repeated="3"/>
          <table:table-cell office:value-type="float" office:value="0.129718469890165" calcext:value-type="float">
            <text:p>0.1297184699</text:p>
          </table:table-cell>
          <table:table-cell office:value-type="float" office:value="37.1782034034645" calcext:value-type="float">
            <text:p>37.1782034035</text:p>
          </table:table-cell>
          <table:table-cell office:value-type="float" office:value="6.6364670571719" calcext:value-type="float">
            <text:p>6.6364670572</text:p>
          </table:table-cell>
        </table:table-row>
        <table:table-row table:style-name="ro1">
          <table:table-cell/>
          <table:table-cell table:formula="of:=([.B25]*100)/[.C25]" office:value-type="float" office:value="0.35395" calcext:value-type="float">
            <text:p>0.3539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140297" calcext:value-type="float">
            <text:p>0.140297</text:p>
          </table:table-cell>
          <table:table-cell office:value-type="float" office:value="7.32801" calcext:value-type="float">
            <text:p>7.32801</text:p>
          </table:table-cell>
          <table:table-cell/>
          <table:table-cell office:value-type="float" office:value="0.0522374" calcext:value-type="float">
            <text:p>0.0522374</text:p>
          </table:table-cell>
          <table:table-cell/>
          <table:table-cell office:value-type="float" office:value="7.5208154" calcext:value-type="float">
            <text:p>7.5208154</text:p>
          </table:table-cell>
          <table:table-cell/>
          <table:table-cell table:formula="of:=([.G27]*100)/[.M27]" office:value-type="float" office:value="0.00360333269182488" calcext:value-type="float">
            <text:p>0.0036033327</text:p>
          </table:table-cell>
          <table:table-cell table:formula="of:=([.H27]*100)/[.M27]" office:value-type="float" office:value="1.86544932348692" calcext:value-type="float">
            <text:p>1.8654493235</text:p>
          </table:table-cell>
          <table:table-cell table:formula="of:=([.I27]*100)/[.M27]" office:value-type="float" office:value="97.4363763801462" calcext:value-type="float">
            <text:p>97.4363763801</text:p>
          </table:table-cell>
          <table:table-cell table:formula="of:=([.K27]*100)/[.M27]" office:value-type="float" office:value="0.694570963675029" calcext:value-type="float">
            <text:p>0.6945709637</text:p>
          </table:table-cell>
          <table:table-cell table:number-columns-repeated="3"/>
          <table:table-cell office:value-type="float" office:value="1.86099909799968" calcext:value-type="float">
            <text:p>1.860999098</text:p>
          </table:table-cell>
          <table:table-cell office:value-type="float" office:value="101.834491384102" calcext:value-type="float">
            <text:p>101.8344913841</text:p>
          </table:table-cell>
          <table:table-cell office:value-type="float" office:value="36.6954965064991" calcext:value-type="float">
            <text:p>36.6954965065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214686" calcext:value-type="float">
            <text:p>0.214686</text:p>
          </table:table-cell>
          <table:table-cell office:value-type="float" office:value="14.7158" calcext:value-type="float">
            <text:p>14.7158</text:p>
          </table:table-cell>
          <table:table-cell/>
          <table:table-cell office:value-type="float" office:value="0.103861" calcext:value-type="float">
            <text:p>0.103861</text:p>
          </table:table-cell>
          <table:table-cell/>
          <table:table-cell office:value-type="float" office:value="15.034619" calcext:value-type="float">
            <text:p>15.034619</text:p>
          </table:table-cell>
          <table:table-cell/>
          <table:table-cell table:formula="of:=([.G28]*100)/[.M28]" office:value-type="float" office:value="0.00180915791747034" calcext:value-type="float">
            <text:p>0.0018091579</text:p>
          </table:table-cell>
          <table:table-cell table:formula="of:=([.H28]*100)/[.M28]" office:value-type="float" office:value="1.4279443995222" calcext:value-type="float">
            <text:p>1.4279443995</text:p>
          </table:table-cell>
          <table:table-cell table:formula="of:=([.I28]*100)/[.M28]" office:value-type="float" office:value="97.8794341246692" calcext:value-type="float">
            <text:p>97.8794341247</text:p>
          </table:table-cell>
          <table:table-cell table:formula="of:=([.K28]*100)/[.M28]" office:value-type="float" office:value="0.690812317891128" calcext:value-type="float">
            <text:p>0.6908123179</text:p>
          </table:table-cell>
          <table:table-cell table:number-columns-repeated="3"/>
          <table:table-cell office:value-type="float" office:value="2.39757434975375" calcext:value-type="float">
            <text:p>2.3975743498</text:p>
          </table:table-cell>
          <table:table-cell office:value-type="float" office:value="110.30920880027" calcext:value-type="float">
            <text:p>110.3092088003</text:p>
          </table:table-cell>
          <table:table-cell office:value-type="float" office:value="44.5673551783629" calcext:value-type="float">
            <text:p>44.5673551784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319646" calcext:value-type="float">
            <text:p>0.319646</text:p>
          </table:table-cell>
          <table:table-cell office:value-type="float" office:value="29.461" calcext:value-type="float">
            <text:p>29.461</text:p>
          </table:table-cell>
          <table:table-cell/>
          <table:table-cell office:value-type="float" office:value="0.208745" calcext:value-type="float">
            <text:p>0.208745</text:p>
          </table:table-cell>
          <table:table-cell/>
          <table:table-cell office:value-type="float" office:value="29.989662" calcext:value-type="float">
            <text:p>29.989662</text:p>
          </table:table-cell>
          <table:table-cell/>
          <table:table-cell table:formula="of:=([.G29]*100)/[.M29]" office:value-type="float" office:value="0.000903644729307053" calcext:value-type="float">
            <text:p>0.0009036447</text:p>
          </table:table-cell>
          <table:table-cell table:formula="of:=([.H29]*100)/[.M29]" office:value-type="float" office:value="1.06585395994126" calcext:value-type="float">
            <text:p>1.0658539599</text:p>
          </table:table-cell>
          <table:table-cell table:formula="of:=([.I29]*100)/[.M29]" office:value-type="float" office:value="98.2371858675833" calcext:value-type="float">
            <text:p>98.2371858676</text:p>
          </table:table-cell>
          <table:table-cell table:formula="of:=([.K29]*100)/[.M29]" office:value-type="float" office:value="0.696056527746128" calcext:value-type="float">
            <text:p>0.6960565277</text:p>
          </table:table-cell>
          <table:table-cell table:number-columns-repeated="3"/>
          <table:table-cell office:value-type="float" office:value="4.1038130697137" calcext:value-type="float">
            <text:p>4.1038130697</text:p>
          </table:table-cell>
          <table:table-cell office:value-type="float" office:value="114.23729996549" calcext:value-type="float">
            <text:p>114.2372999655</text:p>
          </table:table-cell>
          <table:table-cell office:value-type="float" office:value="53.3070889095476" calcext:value-type="float">
            <text:p>53.3070889095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531551" calcext:value-type="float">
            <text:p>0.531551</text:p>
          </table:table-cell>
          <table:table-cell office:value-type="float" office:value="58.9552" calcext:value-type="float">
            <text:p>58.9552</text:p>
          </table:table-cell>
          <table:table-cell/>
          <table:table-cell office:value-type="float" office:value="0.419632" calcext:value-type="float">
            <text:p>0.419632</text:p>
          </table:table-cell>
          <table:table-cell/>
          <table:table-cell office:value-type="float" office:value="59.906704" calcext:value-type="float">
            <text:p>59.906704</text:p>
          </table:table-cell>
          <table:table-cell/>
          <table:table-cell table:formula="of:=([.G30]*100)/[.M30]" office:value-type="float" office:value="0.000535833184880276" calcext:value-type="float">
            <text:p>0.0005358332</text:p>
          </table:table-cell>
          <table:table-cell table:formula="of:=([.H30]*100)/[.M30]" office:value-type="float" office:value="0.887298022605283" calcext:value-type="float">
            <text:p>0.8872980226</text:p>
          </table:table-cell>
          <table:table-cell table:formula="of:=([.I30]*100)/[.M30]" office:value-type="float" office:value="98.4116902842794" calcext:value-type="float">
            <text:p>98.4116902843</text:p>
          </table:table-cell>
          <table:table-cell table:formula="of:=([.K30]*100)/[.M30]" office:value-type="float" office:value="0.700475859930468" calcext:value-type="float">
            <text:p>0.7004758599</text:p>
          </table:table-cell>
          <table:table-cell table:number-columns-repeated="3"/>
          <table:table-cell office:value-type="float" office:value="6.78214992025518" calcext:value-type="float">
            <text:p>6.7821499203</text:p>
          </table:table-cell>
          <table:table-cell office:value-type="float" office:value="117.209021217037" calcext:value-type="float">
            <text:p>117.209021217</text:p>
          </table:table-cell>
          <table:table-cell office:value-type="float" office:value="58.186478936715" calcext:value-type="float">
            <text:p>58.1864789367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1.32332" calcext:value-type="float">
            <text:p>1.32332</text:p>
          </table:table-cell>
          <table:table-cell office:value-type="float" office:value="143.994" calcext:value-type="float">
            <text:p>143.994</text:p>
          </table:table-cell>
          <table:table-cell/>
          <table:table-cell office:value-type="float" office:value="1.02143" calcext:value-type="float">
            <text:p>1.02143</text:p>
          </table:table-cell>
          <table:table-cell/>
          <table:table-cell office:value-type="float" office:value="146.339006" calcext:value-type="float">
            <text:p>146.339006</text:p>
          </table:table-cell>
          <table:table-cell/>
          <table:table-cell table:formula="of:=([.G31]*100)/[.M31]" office:value-type="float" office:value="0.000174936270921507" calcext:value-type="float">
            <text:p>0.0001749363</text:p>
          </table:table-cell>
          <table:table-cell table:formula="of:=([.H31]*100)/[.M31]" office:value-type="float" office:value="0.904283851702532" calcext:value-type="float">
            <text:p>0.9042838517</text:p>
          </table:table-cell>
          <table:table-cell table:formula="of:=([.I31]*100)/[.M31]" office:value-type="float" office:value="98.3975523244978" calcext:value-type="float">
            <text:p>98.3975523245</text:p>
          </table:table-cell>
          <table:table-cell table:formula="of:=([.K31]*100)/[.M31]" office:value-type="float" office:value="0.697988887528729" calcext:value-type="float">
            <text:p>0.6979888875</text:p>
          </table:table-cell>
          <table:table-cell table:number-columns-repeated="3"/>
          <table:table-cell office:value-type="float" office:value="11.1903936408609" calcext:value-type="float">
            <text:p>11.1903936409</text:p>
          </table:table-cell>
          <table:table-cell office:value-type="float" office:value="118.999371921589" calcext:value-type="float">
            <text:p>118.9993719216</text:p>
          </table:table-cell>
          <table:table-cell office:value-type="float" office:value="61.2512116178022" calcext:value-type="float">
            <text:p>61.2512116178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2.32013" calcext:value-type="float">
            <text:p>2.32013</text:p>
          </table:table-cell>
          <table:table-cell office:value-type="float" office:value="287.797" calcext:value-type="float">
            <text:p>287.797</text:p>
          </table:table-cell>
          <table:table-cell/>
          <table:table-cell office:value-type="float" office:value="2.04112" calcext:value-type="float">
            <text:p>2.04112</text:p>
          </table:table-cell>
          <table:table-cell/>
          <table:table-cell office:value-type="float" office:value="292.15852" calcext:value-type="float">
            <text:p>292.15852</text:p>
          </table:table-cell>
          <table:table-cell/>
          <table:table-cell table:formula="of:=([.G32]*100)/[.M32]" office:value-type="float" office:value="0.0000924155831567055" calcext:value-type="float">
            <text:p>9.24155831567055E-05</text:p>
          </table:table-cell>
          <table:table-cell table:formula="of:=([.H32]*100)/[.M32]" office:value-type="float" office:value="0.794133951664322" calcext:value-type="float">
            <text:p>0.7941339517</text:p>
          </table:table-cell>
          <table:table-cell table:formula="of:=([.I32]*100)/[.M32]" office:value-type="float" office:value="98.5071392064829" calcext:value-type="float">
            <text:p>98.5071392065</text:p>
          </table:table-cell>
          <table:table-cell table:formula="of:=([.K32]*100)/[.M32]" office:value-type="float" office:value="0.698634426269684" calcext:value-type="float">
            <text:p>0.6986344263</text:p>
          </table:table-cell>
          <table:table-cell table:number-columns-repeated="3"/>
          <table:table-cell office:value-type="float" office:value="14.2957577251302" calcext:value-type="float">
            <text:p>14.2957577251</text:p>
          </table:table-cell>
          <table:table-cell office:value-type="float" office:value="119.959901796916" calcext:value-type="float">
            <text:p>119.9599017969</text:p>
          </table:table-cell>
          <table:table-cell office:value-type="float" office:value="62.5256992069751" calcext:value-type="float">
            <text:p>62.525699207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table:formula="of:=([.G33]*100)/[.M33]" office:value-type="string" office:string-value="" calcext:value-type="error">
            <text:p>#DIV/0!</text:p>
          </table:table-cell>
          <table:table-cell table:formula="of:=([.H33]*100)/[.M33]" office:value-type="string" office:string-value="" calcext:value-type="error">
            <text:p>#DIV/0!</text:p>
          </table:table-cell>
          <table:table-cell table:number-columns-repeated="5"/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table:formula="of:=([.G34]*100)/[.M34]" office:value-type="string" office:string-value="" calcext:value-type="error">
            <text:p>#DIV/0!</text:p>
          </table:table-cell>
          <table:table-cell table:number-columns-repeated="6"/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3" office:value-type="string" calcext:value-type="string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214686" calcext:value-type="float">
            <text:p>0.214686</text:p>
          </table:table-cell>
          <table:table-cell office:value-type="float" office:value="21.9538" calcext:value-type="float">
            <text:p>21.9538</text:p>
          </table:table-cell>
          <table:table-cell/>
          <table:table-cell office:value-type="float" office:value="0.142513" calcext:value-type="float">
            <text:p>0.142513</text:p>
          </table:table-cell>
          <table:table-cell/>
          <table:table-cell office:value-type="float" office:value="22.311273" calcext:value-type="float">
            <text:p>22.311273</text:p>
          </table:table-cell>
          <table:table-cell table:number-columns-repeated="8"/>
          <table:table-cell office:value-type="float" office:value="2.39757434975375" calcext:value-type="float">
            <text:p>2.3975743498</text:p>
          </table:table-cell>
          <table:table-cell office:value-type="float" office:value="160.232680349167" calcext:value-type="float">
            <text:p>160.2326803492</text:p>
          </table:table-cell>
          <table:table-cell office:value-type="float" office:value="59.5135504969405" calcext:value-type="float">
            <text:p>59.51355049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99.0672" calcext:value-type="float">
            <text:p>99.0672</text:p>
          </table:table-cell>
          <table:table-cell/>
          <table:table-cell office:value-type="float" office:value="0.123139" calcext:value-type="float">
            <text:p>0.123139</text:p>
          </table:table-cell>
          <table:table-cell/>
          <table:table-cell office:value-type="float" office:value="99.967921" calcext:value-type="float">
            <text:p>99.967921</text:p>
          </table:table-cell>
          <table:table-cell table:number-columns-repeated="8"/>
          <table:table-cell office:value-type="float" office:value="8.90822192896896" calcext:value-type="float">
            <text:p>8.908221929</text:p>
          </table:table-cell>
          <table:table-cell office:value-type="float" office:value="269.789380232134" calcext:value-type="float">
            <text:p>269.7893802321</text:p>
          </table:table-cell>
          <table:table-cell office:value-type="float" office:value="163.083264408544" calcext:value-type="float">
            <text:p>163.08326440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14.0281" calcext:value-type="float">
            <text:p>14.0281</text:p>
          </table:table-cell>
          <table:table-cell/>
          <table:table-cell office:value-type="float" office:value="0.0210488" calcext:value-type="float">
            <text:p>0.0210488</text:p>
          </table:table-cell>
          <table:table-cell office:value-type="float" office:value="1" calcext:value-type="float">
            <text:p>1</text:p>
          </table:table-cell>
          <table:table-cell office:value-type="float" office:value="14.8267518" calcext:value-type="float">
            <text:p>14.8267518</text:p>
          </table:table-cell>
          <table:table-cell table:number-columns-repeated="8"/>
          <table:table-cell office:value-type="float" office:value="8.90822192896896" calcext:value-type="float">
            <text:p>8.908221929</text:p>
          </table:table-cell>
          <table:table-cell office:value-type="float" office:value="43.3620495129996" calcext:value-type="float">
            <text:p>43.362049513</text:p>
          </table:table-cell>
          <table:table-cell office:value-type="float" office:value="34.0066234552611" calcext:value-type="float">
            <text:p>34.00662345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27.5173" calcext:value-type="float">
            <text:p>27.5173</text:p>
          </table:table-cell>
          <table:table-cell/>
          <table:table-cell office:value-type="float" office:value="0.04023" calcext:value-type="float">
            <text:p>0.04023</text:p>
          </table:table-cell>
          <table:table-cell office:value-type="float" office:value="0" calcext:value-type="float">
            <text:p>0</text:p>
          </table:table-cell>
          <table:table-cell office:value-type="float" office:value="28.335137" calcext:value-type="float">
            <text:p>28.335137</text:p>
          </table:table-cell>
          <table:table-cell table:number-columns-repeated="8"/>
          <table:table-cell office:value-type="float" office:value="8.90822192896896" calcext:value-type="float">
            <text:p>8.908221929</text:p>
          </table:table-cell>
          <table:table-cell office:value-type="float" office:value="83.4221599728366" calcext:value-type="float">
            <text:p>83.4221599728</text:p>
          </table:table-cell>
          <table:table-cell office:value-type="float" office:value="61.0962316518133" calcext:value-type="float">
            <text:p>61.09623165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41.0303" calcext:value-type="float">
            <text:p>41.0303</text:p>
          </table:table-cell>
          <table:table-cell/>
          <table:table-cell office:value-type="float" office:value="0.0590458" calcext:value-type="float">
            <text:p>0.0590458</text:p>
          </table:table-cell>
          <table:table-cell/>
          <table:table-cell office:value-type="float" office:value="41.8669458" calcext:value-type="float">
            <text:p>41.8669458</text:p>
          </table:table-cell>
          <table:table-cell table:number-columns-repeated="8"/>
          <table:table-cell office:value-type="float" office:value="8.90822192896896" calcext:value-type="float">
            <text:p>8.908221929</text:p>
          </table:table-cell>
          <table:table-cell office:value-type="float" office:value="123.275566799065" calcext:value-type="float">
            <text:p>123.2755667991</text:p>
          </table:table-cell>
          <table:table-cell office:value-type="float" office:value="85.2977056156756" calcext:value-type="float">
            <text:p>85.29770561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60.6337" calcext:value-type="float">
            <text:p>60.6337</text:p>
          </table:table-cell>
          <table:table-cell/>
          <table:table-cell office:value-type="float" office:value="0.0826562" calcext:value-type="float">
            <text:p>0.0826562</text:p>
          </table:table-cell>
          <table:table-cell/>
          <table:table-cell office:value-type="float" office:value="61.4939412" calcext:value-type="float">
            <text:p>61.4939412</text:p>
          </table:table-cell>
          <table:table-cell table:number-columns-repeated="8"/>
          <table:table-cell office:value-type="float" office:value="8.90822192896896" calcext:value-type="float">
            <text:p>8.908221929</text:p>
          </table:table-cell>
          <table:table-cell office:value-type="float" office:value="173.062618985777" calcext:value-type="float">
            <text:p>173.0626189858</text:p>
          </table:table-cell>
          <table:table-cell office:value-type="float" office:value="115.131709048671" calcext:value-type="float">
            <text:p>115.1317090487</text:p>
          </table:table-cell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6"/>
          <table:table-cell office:value-type="float" office:value="1.78346" calcext:value-type="float">
            <text:p>1.78346</text:p>
          </table:table-cell>
          <table:table-cell/>
          <table:table-cell office:value-type="float" office:value="6.80963" calcext:value-type="float">
            <text:p>6.8096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173" calcext:value-type="float">
            <text:p>1.78173</text:p>
          </table:table-cell>
          <table:table-cell/>
          <table:table-cell office:value-type="float" office:value="6.72519" calcext:value-type="float">
            <text:p>6.7251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028" calcext:value-type="float">
            <text:p>1.78028</text:p>
          </table:table-cell>
          <table:table-cell/>
          <table:table-cell office:value-type="float" office:value="6.72371" calcext:value-type="float">
            <text:p>6.72371</text:p>
          </table:table-cell>
          <table:table-cell table:number-columns-repeated="2"/>
          <table:table-cell office:value-type="float" office:value="0.001202" calcext:value-type="float">
            <text:p>0.001202</text:p>
          </table:table-cell>
          <table:table-cell office:value-type="float" office:value="0.037264" calcext:value-type="float">
            <text:p>0.037264</text:p>
          </table:table-cell>
          <table:table-cell office:value-type="float" office:value="2.3635" calcext:value-type="float">
            <text:p>2.3635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405166" calcext:value-type="float">
            <text:p>2.4051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.78593" calcext:value-type="float">
            <text:p>1.78593</text:p>
          </table:table-cell>
          <table:table-cell/>
          <table:table-cell office:value-type="float" office:value="6.72059" calcext:value-type="float">
            <text:p>6.72059</text:p>
          </table:table-cell>
          <table:table-cell table:number-columns-repeated="2"/>
          <table:table-cell table:formula="of:=[.L53]/[.P53]" office:value-type="float" office:value="0.000499757605088381" calcext:value-type="float">
            <text:p>0.0004997576</text:p>
          </table:table-cell>
          <table:table-cell table:formula="of:=[.M53]/[.P53]" office:value-type="float" office:value="0.0154933173011759" calcext:value-type="float">
            <text:p>0.0154933173</text:p>
          </table:table-cell>
          <table:table-cell table:formula="of:=[.N53]/[.P53]" office:value-type="float" office:value="0.982676455595996" calcext:value-type="float">
            <text:p>0.9826764556</text:p>
          </table:table-cell>
          <table:table-cell table:formula="of:=[.O53]/[.P53]" office:value-type="float" office:value="0.00133046949773945" calcext:value-type="float">
            <text:p>0.00133046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.7855" calcext:value-type="float">
            <text:p>1.7855</text:p>
          </table:table-cell>
          <table:table-cell/>
          <table:table-cell office:value-type="float" office:value="6.71976" calcext:value-type="float">
            <text:p>6.7197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.9169" calcext:value-type="float">
            <text:p>8.9169</text:p>
          </table:table-cell>
          <table:table-cell/>
          <table:table-cell office:value-type="float" office:value="33.69888" calcext:value-type="float">
            <text:p>33.6988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338" calcext:value-type="float">
            <text:p>1.78338</text:p>
          </table:table-cell>
          <table:table-cell/>
          <table:table-cell office:value-type="float" office:value="6.739776" calcext:value-type="float">
            <text:p>6.739776</text:p>
          </table:table-cell>
          <table:table-cell table:number-columns-repeated="2"/>
          <table:table-cell office:value-type="float" office:value="0.001321" calcext:value-type="float">
            <text:p>0.001321</text:p>
          </table:table-cell>
          <table:table-cell office:value-type="float" office:value="5.93975" calcext:value-type="float">
            <text:p>5.93975</text:p>
          </table:table-cell>
          <table:table-cell office:value-type="float" office:value="656.9864" calcext:value-type="float">
            <text:p>656.9864</text:p>
          </table:table-cell>
          <table:table-cell office:value-type="float" office:value="0.8935" calcext:value-type="float">
            <text:p>0.8935</text:p>
          </table:table-cell>
          <table:table-cell office:value-type="float" office:value="663.820971" calcext:value-type="float">
            <text:p>663.820971</text:p>
          </table:table-cell>
          <table:table-cell table:number-columns-repeated="8"/>
        </table:table-row>
        <table:table-row table:style-name="ro1">
          <table:table-cell table:number-columns-repeated="11"/>
          <table:table-cell table:formula="of:=[.L57]/[.P57]" office:value-type="float" office:value="0.00000198999437756539" calcext:value-type="float">
            <text:p>0.00000199</text:p>
          </table:table-cell>
          <table:table-cell table:formula="of:=[.M57]/[.P57]" office:value-type="float" office:value="0.00894781915529451" calcext:value-type="float">
            <text:p>0.0089478192</text:p>
          </table:table-cell>
          <table:table-cell table:formula="of:=[.N57]/[.P57]" office:value-type="float" office:value="0.989704195410241" calcext:value-type="float">
            <text:p>0.9897041954</text:p>
          </table:table-cell>
          <table:table-cell table:formula="of:=[.O57]/[.P57]" office:value-type="float" office:value="0.00134599544008681" calcext:value-type="float">
            <text:p>0.0013459954</text:p>
          </table:table-cell>
          <table:table-cell table:number-columns-repeated="9"/>
        </table:table-row>
      </table:table>
      <table:table table:name="Sheet4" table:style-name="ta1">
        <table:table-column table:style-name="co2" table:number-columns-repeated="4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umber of obstacles</text:p>
          </table:table-cell>
          <table:table-cell office:value-type="string" calcext:value-type="string">
            <text:p>waypoints</text:p>
          </table:table-cell>
          <table:table-cell office:value-type="string" calcext:value-type="string">
            <text:p>total dist ann</text:p>
          </table:table-cell>
          <table:table-cell office:value-type="string" calcext:value-type="string">
            <text:p>total dist gpu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1.6376" calcext:value-type="float">
            <text:p>61.6376</text:p>
          </table:table-cell>
          <table:table-cell office:value-type="float" office:value="61.7565" calcext:value-type="float">
            <text:p>61.7565</text:p>
          </table:table-cell>
          <table:table-cell table:formula="of:=[.C2]/[.D2]" office:value-type="float" office:value="0.998074696590642" calcext:value-type="float">
            <text:p>0.998074696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2.943" calcext:value-type="float">
            <text:p>492.943</text:p>
          </table:table-cell>
          <table:table-cell office:value-type="float" office:value="491.593" calcext:value-type="float">
            <text:p>491.593</text:p>
          </table:table-cell>
          <table:table-cell table:formula="of:=[.C3]/[.D3]" office:value-type="float" office:value="1.00274617417254" calcext:value-type="float">
            <text:p>1.0027461742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747.31" calcext:value-type="float">
            <text:p>5747.31</text:p>
          </table:table-cell>
          <table:table-cell office:value-type="float" office:value="5709.19" calcext:value-type="float">
            <text:p>5709.19</text:p>
          </table:table-cell>
          <table:table-cell table:formula="of:=[.C4]/[.D4]" office:value-type="float" office:value="1.00667695417388" calcext:value-type="float">
            <text:p>1.0066769542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7173.99" calcext:value-type="float">
            <text:p>7173.99</text:p>
          </table:table-cell>
          <table:table-cell office:value-type="float" office:value="7125.79" calcext:value-type="float">
            <text:p>7125.79</text:p>
          </table:table-cell>
          <table:table-cell table:formula="of:=[.C5]/[.D5]" office:value-type="float" office:value="1.00676416228937" calcext:value-type="float">
            <text:p>1.0067641623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4090.2" calcext:value-type="float">
            <text:p>14090.2</text:p>
          </table:table-cell>
          <table:table-cell office:value-type="float" office:value="14043.2" calcext:value-type="float">
            <text:p>14043.2</text:p>
          </table:table-cell>
          <table:table-cell table:formula="of:=[.C6]/[.D6]" office:value-type="float" office:value="1.00334681554062" calcext:value-type="float">
            <text:p>1.0033468155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9168.6" calcext:value-type="float">
            <text:p>29168.6</text:p>
          </table:table-cell>
          <table:table-cell office:value-type="float" office:value="29108.8" calcext:value-type="float">
            <text:p>29108.8</text:p>
          </table:table-cell>
          <table:table-cell table:formula="of:=[.C7]/[.D7]" office:value-type="float" office:value="1.00205436156764" calcext:value-type="float">
            <text:p>1.0020543616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9018.8" calcext:value-type="float">
            <text:p>59018.8</text:p>
          </table:table-cell>
          <table:table-cell office:value-type="float" office:value="58855.2" calcext:value-type="float">
            <text:p>58855.2</text:p>
          </table:table-cell>
          <table:table-cell table:formula="of:=[.C8]/[.D8]" office:value-type="float" office:value="1.00277970340769" calcext:value-type="float">
            <text:p>1.0027797034</text:p>
          </table:table-cell>
          <table:table-cell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43050" calcext:value-type="float">
            <text:p>143050</text:p>
          </table:table-cell>
          <table:table-cell office:value-type="float" office:value="142321" calcext:value-type="float">
            <text:p>142321</text:p>
          </table:table-cell>
          <table:table-cell table:formula="of:=[.C9]/[.D9]" office:value-type="float" office:value="1.00512222370557" calcext:value-type="float">
            <text:p>1.0051222237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87280" calcext:value-type="float">
            <text:p>287280</text:p>
          </table:table-cell>
          <table:table-cell office:value-type="float" office:value="285842" calcext:value-type="float">
            <text:p>285842</text:p>
          </table:table-cell>
          <table:table-cell table:formula="of:=[.C10]/[.D10]" office:value-type="float" office:value="1.00503075125419" calcext:value-type="float">
            <text:p>1.0050307513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1.6376" calcext:value-type="float">
            <text:p>61.6376</text:p>
          </table:table-cell>
          <table:table-cell office:value-type="float" office:value="61.7565" calcext:value-type="float">
            <text:p>61.75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7.011" calcext:value-type="float">
            <text:p>507.011</text:p>
          </table:table-cell>
          <table:table-cell office:value-type="float" office:value="496.691" calcext:value-type="float">
            <text:p>496.6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7249.89" calcext:value-type="float">
            <text:p>7249.89</text:p>
          </table:table-cell>
          <table:table-cell office:value-type="float" office:value="7244.16" calcext:value-type="float">
            <text:p>7244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4231.5" calcext:value-type="float">
            <text:p>14231.5</text:p>
          </table:table-cell>
          <table:table-cell office:value-type="float" office:value="14275.1" calcext:value-type="float">
            <text:p>14275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9448.2" calcext:value-type="float">
            <text:p>29448.2</text:p>
          </table:table-cell>
          <table:table-cell office:value-type="float" office:value="29591.4" calcext:value-type="float">
            <text:p>29591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9524.9" calcext:value-type="float">
            <text:p>59524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44529" calcext:value-type="float">
            <text:p>144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1.6376" calcext:value-type="float">
            <text:p>61.6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9.019" calcext:value-type="float">
            <text:p>489.019</text:p>
          </table:table-cell>
          <table:table-cell office:value-type="float" office:value="488.956" calcext:value-type="float">
            <text:p>488.9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7125.94" calcext:value-type="float">
            <text:p>7125.94</text:p>
          </table:table-cell>
          <table:table-cell office:value-type="float" office:value="7119.2" calcext:value-type="float">
            <text:p>7119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3987.3" calcext:value-type="float">
            <text:p>13987.3</text:p>
          </table:table-cell>
          <table:table-cell office:value-type="float" office:value="13993.2" calcext:value-type="float">
            <text:p>13993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8958.6" calcext:value-type="float">
            <text:p>28958.6</text:p>
          </table:table-cell>
          <table:table-cell office:value-type="float" office:value="28962.2" calcext:value-type="float">
            <text:p>28962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8564.3" calcext:value-type="float">
            <text:p>58564.3</text:p>
          </table:table-cell>
          <table:table-cell office:value-type="float" office:value="58557.5" calcext:value-type="float">
            <text:p>5855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41990" calcext:value-type="float">
            <text:p>141990</text:p>
          </table:table-cell>
          <table:table-cell office:value-type="float" office:value="141933" calcext:value-type="float">
            <text:p>1419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85149" calcext:value-type="float">
            <text:p>285149</text:p>
          </table:table-cell>
          <table:table-cell office:value-type="float" office:value="285000" calcext:value-type="float">
            <text:p>28500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3812.2" calcext:value-type="float">
            <text:p>13812.2</text:p>
          </table:table-cell>
          <table:table-cell office:value-type="float" office:value="13816.1" calcext:value-type="float">
            <text:p>13816.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3900.1" calcext:value-type="float">
            <text:p>13900.1</text:p>
          </table:table-cell>
          <table:table-cell office:value-type="float" office:value="13982.1" calcext:value-type="float">
            <text:p>13982.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6309.2" calcext:value-type="float">
            <text:p>16309.2</text:p>
          </table:table-cell>
          <table:table-cell office:value-type="float" office:value="16156.2" calcext:value-type="float">
            <text:p>16156.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4970.1" calcext:value-type="float">
            <text:p>14970.1</text:p>
          </table:table-cell>
          <table:table-cell office:value-type="float" office:value="14883.4" calcext:value-type="float">
            <text:p>14883.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4487.9" calcext:value-type="float">
            <text:p>14487.9</text:p>
          </table:table-cell>
          <table:table-cell office:value-type="float" office:value="14424.9" calcext:value-type="float">
            <text:p>14424.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4162.3" calcext:value-type="float">
            <text:p>14162.3</text:p>
          </table:table-cell>
          <table:table-cell office:value-type="float" office:value="14083" calcext:value-type="float">
            <text:p>140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-00-00</text:date>, <text:time style:data-style-name="N2" text:time-value="14:16:16.15335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28:06.561000040</meta:creation-date>
    <dc:date>2017-10-16T14:38:09.498127890</dc:date>
    <meta:editing-duration>PT19H51M59S</meta:editing-duration>
    <meta:editing-cycles>15</meta:editing-cycles>
    <meta:generator>LibreOffice/5.1.6.2$Linux_X86_64 LibreOffice_project/10m0$Build-2</meta:generator>
    <meta:document-statistic meta:table-count="4" meta:cell-count="1684" meta:object-count="0"/>
  </office:meta>
</office:document-meta>
</file>